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4B034644F06.png"/>
  <manifest:file-entry manifest:media-type="image/png" manifest:full-path="Pictures/100002010000020600000206FDD7BC88.png"/>
  <manifest:file-entry manifest:media-type="image/png" manifest:full-path="Pictures/10000201000004B0000003214ED83C62.png"/>
  <manifest:file-entry manifest:media-type="image/png" manifest:full-path="Pictures/10000201000004B000000685F842322D.png"/>
  <manifest:file-entry manifest:media-type="image/png" manifest:full-path="Pictures/10000201000004B00000079D3F865C31.png"/>
  <manifest:file-entry manifest:media-type="image/png" manifest:full-path="Pictures/10000201000000B4000000B4F2FCB365.png"/>
  <manifest:file-entry manifest:media-type="image/png" manifest:full-path="Pictures/10000201000004B0000004B0AD2E2A73.png"/>
  <manifest:file-entry manifest:media-type="image/png" manifest:full-path="Pictures/10000201000007D000000BC0A450BB79.png"/>
  <manifest:file-entry manifest:media-type="image/png" manifest:full-path="Pictures/10000201000007D0000007D030F1E1D4.png"/>
  <manifest:file-entry manifest:media-type="image/png" manifest:full-path="Pictures/1000020100000400000003006B0FCA32.png"/>
  <manifest:file-entry manifest:media-type="image/jpeg" manifest:full-path="Pictures/100000000000030C0000030CD6DE4833.jpg"/>
  <manifest:file-entry manifest:media-type="image/png" manifest:full-path="Pictures/10000000000000C50000010050294C28.png"/>
  <manifest:file-entry manifest:media-type="image/png" manifest:full-path="Pictures/10000201000004B0000001B86931FBC8.png"/>
  <manifest:file-entry manifest:media-type="image/png" manifest:full-path="Pictures/10000201000007D0000007D04808BE99.png"/>
  <manifest:file-entry manifest:media-type="image/png" manifest:full-path="Pictures/10000201000000AA000000BEC4AD08A1.png"/>
  <manifest:file-entry manifest:media-type="image/png" manifest:full-path="Pictures/10000201000007D0000007D092C3058C.png"/>
  <manifest:file-entry manifest:media-type="image/png" manifest:full-path="Pictures/10000000000000CE000000F5E802DA79.png"/>
  <manifest:file-entry manifest:media-type="image/png" manifest:full-path="Pictures/10000201000007D0000007D03080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2.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  <table:table-cell table:number-columns-repeated="19"/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Sheet1.B2" table:end-x="0.522cm" table:end-y="0.514cm" draw:z-index="35" draw:name="Grafik 1" draw:style-name="gr1" draw:text-style-name="P1" svg:width="0.5cm" svg:height="0.5cm" svg:x="0.022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C2" table:end-x="0.513cm" table:end-y="0.517cm" draw:z-index="422" draw:name="Grafik 1" draw:style-name="gr1" draw:text-style-name="P1" svg:width="0.5cm" svg:height="0.5cm" svg:x="0.013cm" svg:y="0.01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D2" table:end-x="0.51cm" table:end-y="0.517cm" draw:z-index="400" draw:name="Grafik 17" draw:style-name="gr1" draw:text-style-name="P1" svg:width="0.5cm" svg:height="0.5cm" svg:x="0.01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E2" table:end-x="0.509cm" table:end-y="0.517cm" draw:z-index="401" draw:name="Grafik 17" draw:style-name="gr1" draw:text-style-name="P1" svg:width="0.5cm" svg:height="0.5cm" svg:x="0.009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F2" table:end-x="0.508cm" table:end-y="0.517cm" draw:z-index="402" draw:name="Grafik 17" draw:style-name="gr1" draw:text-style-name="P1" svg:width="0.5cm" svg:height="0.5cm" svg:x="0.008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G2" table:end-x="0.505cm" table:end-y="0.517cm" draw:z-index="449" draw:name="Grafik 2" draw:style-name="gr1" draw:text-style-name="P1" svg:width="0.5cm" svg:height="0.5cm" svg:x="0.005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H2" table:end-x="0.354cm" table:end-y="0.517cm" draw:z-index="381" draw:name="Grafik 8" draw:style-name="gr1" draw:text-style-name="P1" svg:width="0.35cm" svg:height="0.5cm" svg:x="0.004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I2" table:end-x="0.353cm" table:end-y="0.517cm" draw:z-index="382" draw:name="Grafik 8" draw:style-name="gr1" draw:text-style-name="P1" svg:width="0.35cm" svg:height="0.5cm" svg:x="0.003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J2" table:end-x="0.352cm" table:end-y="0.517cm" draw:z-index="383" draw:name="Grafik 8" draw:style-name="gr1" draw:text-style-name="P1" svg:width="0.35cm" svg:height="0.5cm" svg:x="0.002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K2" table:end-x="0.349cm" table:end-y="0.517cm" draw:z-index="384" draw:name="Grafik 8" draw:style-name="gr1" draw:text-style-name="P1" svg:width="0.35cm" svg:height="0.5cm" svg:x="-0.001cm" svg:y="0.017cm">
              <draw:image xlink:href="Pictures/10000201000004B00000079D3F865C31.png" xlink:type="simple" xlink:show="embed" xlink:actuate="onLoad">
                <text:p/>
              </draw:image>
            </draw:frame>
            <draw:frame table:end-cell-address="Sheet1.L2" table:end-x="0.348cm" table:end-y="0.517cm" draw:z-index="385" draw:name="Grafik 8" draw:style-name="gr1" draw:text-style-name="P1" svg:width="0.35cm" svg:height="0.5cm" svg:x="0.546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M2" table:end-x="0.347cm" table:end-y="0.517cm" draw:z-index="386" draw:name="Grafik 8" draw:style-name="gr1" draw:text-style-name="P1" svg:width="0.35cm" svg:height="0.5cm" svg:x="0.545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N2" table:end-x="0.346cm" table:end-y="0.517cm" draw:z-index="388" draw:name="Grafik 8" draw:style-name="gr1" draw:text-style-name="P1" svg:width="0.35cm" svg:height="0.5cm" svg:x="0.544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O2" table:end-x="0.343cm" table:end-y="0.517cm" draw:z-index="389" draw:name="Grafik 8" draw:style-name="gr1" draw:text-style-name="P1" svg:width="0.35cm" svg:height="0.5cm" svg:x="0.542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P2" table:end-x="0.492cm" table:end-y="0.517cm" draw:z-index="412" draw:name="Grafik 17" draw:style-name="gr1" draw:text-style-name="P1" svg:width="0.5cm" svg:height="0.5cm" svg:x="0.54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Q2" table:end-x="0.491cm" table:end-y="0.517cm" draw:z-index="413" draw:name="Grafik 17" draw:style-name="gr1" draw:text-style-name="P1" svg:width="0.5cm" svg:height="0.5cm" svg:x="0.539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R2" table:end-x="0.489cm" table:end-y="0.517cm" draw:z-index="414" draw:name="Grafik 17" draw:style-name="gr1" draw:text-style-name="P1" svg:width="0.5cm" svg:height="0.5cm" svg:x="0.538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S2" table:end-x="0.487cm" table:end-y="0.517cm" draw:z-index="415" draw:name="Grafik 17" draw:style-name="gr1" draw:text-style-name="P1" svg:width="0.5cm" svg:height="0.5cm" svg:x="0.535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T2" table:end-x="0.486cm" table:end-y="0.517cm" draw:z-index="416" draw:name="Grafik 17" draw:style-name="gr1" draw:text-style-name="P1" svg:width="0.5cm" svg:height="0.5cm" svg:x="0.534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U2" table:end-x="0.494cm" table:end-y="0.514cm" draw:z-index="0" draw:name="Grafik 2" draw:style-name="gr1" draw:text-style-name="P1" svg:width="0.5cm" svg:height="0.5cm" svg:x="0.542cm" svg:y="0.014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V2" table:end-x="0.483cm" table:end-y="0.517cm" draw:z-index="463" draw:name="Grafik 2" draw:style-name="gr1" draw:text-style-name="P1" svg:width="0.5cm" svg:height="0.5cm" svg:x="0.532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W2" table:end-x="0.481cm" table:end-y="0.517cm" draw:z-index="464" draw:name="Grafik 2" draw:style-name="gr1" draw:text-style-name="P1" svg:width="0.5cm" svg:height="0.5cm" svg:x="0.529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X2" table:end-x="0.48cm" table:end-y="0.517cm" draw:z-index="465" draw:name="Grafik 2" draw:style-name="gr1" draw:text-style-name="P1" svg:width="0.5cm" svg:height="0.5cm" svg:x="0.528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Y2" table:end-x="0.478cm" table:end-y="0.517cm" draw:z-index="466" draw:name="Grafik 2" draw:style-name="gr1" draw:text-style-name="P1" svg:width="0.5cm" svg:height="0.5cm" svg:x="0.527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Z2" table:end-x="0.477cm" table:end-y="0.517cm" draw:z-index="467" draw:name="Grafik 2" draw:style-name="gr1" draw:text-style-name="P1" svg:width="0.5cm" svg:height="0.5cm" svg:x="0.525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A2" table:end-x="0.475cm" table:end-y="0.517cm" draw:z-index="36" draw:name="Grafik 2" draw:style-name="gr1" draw:text-style-name="P1" svg:width="0.5cm" svg:height="0.5cm" svg:x="0.523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table:number-columns-repeated="30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Sheet1.B3" table:end-x="0.522cm" table:end-y="0.513cm" draw:z-index="34" draw:name="Grafik 17" draw:style-name="gr1" draw:text-style-name="P1" svg:width="0.5cm" svg:height="0.5cm" svg:x="0.022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363cm" table:end-y="0.516cm" draw:z-index="284" draw:name="Grafik 10" draw:style-name="gr1" draw:text-style-name="P1" svg:width="0.35cm" svg:height="0.5cm" svg:x="0.013cm" svg:y="0.01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51cm" table:end-y="0.516cm" draw:z-index="446" draw:name="Grafik 2" draw:style-name="gr1" draw:text-style-name="P1" svg:width="0.5cm" svg:height="0.5cm" svg:x="0.01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509cm" table:end-y="0.516cm" draw:z-index="424" draw:name="Grafik 1" draw:style-name="gr1" draw:text-style-name="P1" svg:width="0.5cm" svg:height="0.5cm" svg:x="0.009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508cm" table:end-y="0.516cm" draw:z-index="448" draw:name="Grafik 2" draw:style-name="gr1" draw:text-style-name="P1" svg:width="0.5cm" svg:height="0.5cm" svg:x="0.008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505cm" table:end-y="0.516cm" draw:z-index="403" draw:name="Grafik 17" draw:style-name="gr1" draw:text-style-name="P1" svg:width="0.5cm" svg:height="0.5cm" svg:x="0.005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504cm" table:end-y="0.516cm" draw:z-index="312" draw:name="Grafik 15" draw:style-name="gr1" draw:text-style-name="P1" svg:width="0.5cm" svg:height="0.5cm" svg:x="0.004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503cm" table:end-y="0.516cm" draw:z-index="313" draw:name="Grafik 15" draw:style-name="gr1" draw:text-style-name="P1" svg:width="0.5cm" svg:height="0.5cm" svg:x="0.003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502cm" table:end-y="0.516cm" draw:z-index="452" draw:name="Grafik 2" draw:style-name="gr1" draw:text-style-name="P1" svg:width="0.5cm" svg:height="0.5cm" svg:x="0.002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498cm" table:end-y="0.516cm" draw:z-index="408" draw:name="Grafik 17" draw:style-name="gr1" draw:text-style-name="P1" svg:width="0.5cm" svg:height="0.5cm" svg:x="0.546cm" svg:y="0.016cm">
              <draw:image xlink:href="Pictures/10000201000000B4000000B4F2FCB365.png" xlink:type="simple" xlink:show="embed" xlink:actuate="onLoad">
                <text:p/>
              </draw:image>
            </draw:frame>
            <draw:frame table:end-cell-address="Sheet1.K3" table:end-x="0.499cm" table:end-y="0.516cm" draw:z-index="430" draw:name="Grafik 1" draw:style-name="gr1" draw:text-style-name="P1" svg:width="0.5cm" svg:height="0.5cm" svg:x="-0.001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97cm" table:end-y="0.516cm" draw:z-index="409" draw:name="Grafik 17" draw:style-name="gr1" draw:text-style-name="P1" svg:width="0.5cm" svg:height="0.5cm" svg:x="0.545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496cm" table:end-y="0.516cm" draw:z-index="410" draw:name="Grafik 17" draw:style-name="gr1" draw:text-style-name="P1" svg:width="0.5cm" svg:height="0.5cm" svg:x="0.544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93cm" table:end-y="0.516cm" draw:z-index="411" draw:name="Grafik 17" draw:style-name="gr1" draw:text-style-name="P1" svg:width="0.5cm" svg:height="0.5cm" svg:x="0.542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342cm" table:end-y="0.516cm" draw:z-index="387" draw:name="Grafik 8" draw:style-name="gr1" draw:text-style-name="P1" svg:width="0.35cm" svg:height="0.5cm" svg:x="0.54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341cm" table:end-y="0.516cm" draw:z-index="390" draw:name="Grafik 8" draw:style-name="gr1" draw:text-style-name="P1" svg:width="0.35cm" svg:height="0.5cm" svg:x="0.539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339cm" table:end-y="0.516cm" draw:z-index="391" draw:name="Grafik 8" draw:style-name="gr1" draw:text-style-name="P1" svg:width="0.35cm" svg:height="0.5cm" svg:x="0.538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487cm" table:end-y="0.516cm" draw:z-index="461" draw:name="Grafik 2" draw:style-name="gr1" draw:text-style-name="P1" svg:width="0.5cm" svg:height="0.5cm" svg:x="0.535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486cm" table:end-y="0.516cm" draw:z-index="462" draw:name="Grafik 2" draw:style-name="gr1" draw:text-style-name="P1" svg:width="0.5cm" svg:height="0.5cm" svg:x="0.534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494cm" table:end-y="0.513cm" draw:z-index="1" draw:name="Grafik 17" draw:style-name="gr1" draw:text-style-name="P1" svg:width="0.5cm" svg:height="0.5cm" svg:x="0.542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483cm" table:end-y="0.516cm" draw:z-index="417" draw:name="Grafik 17" draw:style-name="gr1" draw:text-style-name="P1" svg:width="0.5cm" svg:height="0.5cm" svg:x="0.532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481cm" table:end-y="0.516cm" draw:z-index="418" draw:name="Grafik 17" draw:style-name="gr1" draw:text-style-name="P1" svg:width="0.5cm" svg:height="0.5cm" svg:x="0.529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8cm" table:end-y="0.516cm" draw:z-index="419" draw:name="Grafik 17" draw:style-name="gr1" draw:text-style-name="P1" svg:width="0.5cm" svg:height="0.5cm" svg:x="0.528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478cm" table:end-y="0.516cm" draw:z-index="420" draw:name="Grafik 17" draw:style-name="gr1" draw:text-style-name="P1" svg:width="0.5cm" svg:height="0.5cm" svg:x="0.527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477cm" table:end-y="0.516cm" draw:z-index="444" draw:name="Grafik 1" draw:style-name="gr1" draw:text-style-name="P1" svg:width="0.5cm" svg:height="0.5cm" svg:x="0.525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475cm" table:end-y="0.516cm" draw:z-index="37" draw:name="Grafik 1" draw:style-name="gr1" draw:text-style-name="P1" svg:width="0.5cm" svg:height="0.5cm" svg:x="0.523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table:number-columns-repeated="30"/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Sheet1.B4" table:end-x="0.372cm" table:end-y="0.51cm" draw:z-index="33" draw:name="Grafik 10" draw:style-name="gr1" draw:text-style-name="P1" svg:width="0.35cm" svg:height="0.5cm" svg:x="0.022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C4" table:end-x="0.513cm" table:end-y="0.513cm" draw:z-index="399" draw:name="Grafik 17" draw:style-name="gr1" draw:text-style-name="P1" svg:width="0.5cm" svg:height="0.5cm" svg:x="0.013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51cm" table:end-y="0.513cm" draw:z-index="308" draw:name="Grafik 15" draw:style-name="gr1" draw:text-style-name="P1" svg:width="0.5cm" svg:height="0.5cm" svg:x="0.01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359cm" table:end-y="0.513cm" draw:z-index="286" draw:name="Grafik 10" draw:style-name="gr1" draw:text-style-name="P1" svg:width="0.35cm" svg:height="0.5cm" svg:x="0.009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508cm" table:end-y="0.513cm" draw:z-index="425" draw:name="Grafik 1" draw:style-name="gr1" draw:text-style-name="P1" svg:width="0.5cm" svg:height="0.5cm" svg:x="0.008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355cm" table:end-y="0.513cm" draw:z-index="288" draw:name="Grafik 10" draw:style-name="gr1" draw:text-style-name="P1" svg:width="0.35cm" svg:height="0.5cm" svg:x="0.005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504cm" table:end-y="0.513cm" draw:z-index="450" draw:name="Grafik 2" draw:style-name="gr1" draw:text-style-name="P1" svg:width="0.5cm" svg:height="0.5cm" svg:x="0.004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503cm" table:end-y="0.513cm" draw:z-index="451" draw:name="Grafik 2" draw:style-name="gr1" draw:text-style-name="P1" svg:width="0.5cm" svg:height="0.5cm" svg:x="0.003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352cm" table:end-y="0.513cm" draw:z-index="291" draw:name="Grafik 10" draw:style-name="gr1" draw:text-style-name="P1" svg:width="0.35cm" svg:height="0.5cm" svg:x="0.002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99cm" table:end-y="0.513cm" draw:z-index="407" draw:name="Grafik 17" draw:style-name="gr1" draw:text-style-name="P1" svg:width="0.5cm" svg:height="0.5cm" svg:x="-0.001cm" svg:y="0.013cm">
              <draw:image xlink:href="Pictures/10000201000000B4000000B4F2FCB365.png" xlink:type="simple" xlink:show="embed" xlink:actuate="onLoad">
                <text:p/>
              </draw:image>
            </draw:frame>
            <draw:frame table:end-cell-address="Sheet1.L4" table:end-x="0.498cm" table:end-y="0.513cm" draw:z-index="454" draw:name="Grafik 2" draw:style-name="gr1" draw:text-style-name="P1" svg:width="0.5cm" svg:height="0.5cm" svg:x="0.546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97cm" table:end-y="0.513cm" draw:z-index="455" draw:name="Grafik 2" draw:style-name="gr1" draw:text-style-name="P1" svg:width="0.5cm" svg:height="0.5cm" svg:x="0.545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96cm" table:end-y="0.513cm" draw:z-index="341" draw:name="Grafik 4" draw:style-name="gr1" draw:text-style-name="P1" svg:width="0.5cm" svg:height="0.5cm" svg:x="0.544cm" svg:y="0.01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93cm" table:end-y="0.513cm" draw:z-index="434" draw:name="Grafik 1" draw:style-name="gr1" draw:text-style-name="P1" svg:width="0.5cm" svg:height="0.5cm" svg:x="0.542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92cm" table:end-y="0.513cm" draw:z-index="435" draw:name="Grafik 1" draw:style-name="gr1" draw:text-style-name="P1" svg:width="0.5cm" svg:height="0.5cm" svg:x="0.54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91cm" table:end-y="0.513cm" draw:z-index="459" draw:name="Grafik 2" draw:style-name="gr1" draw:text-style-name="P1" svg:width="0.5cm" svg:height="0.5cm" svg:x="0.539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89cm" table:end-y="0.513cm" draw:z-index="460" draw:name="Grafik 2" draw:style-name="gr1" draw:text-style-name="P1" svg:width="0.5cm" svg:height="0.5cm" svg:x="0.538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337cm" table:end-y="0.513cm" draw:z-index="392" draw:name="Grafik 8" draw:style-name="gr1" draw:text-style-name="P1" svg:width="0.35cm" svg:height="0.5cm" svg:x="0.535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336cm" table:end-y="0.513cm" draw:z-index="393" draw:name="Grafik 8" draw:style-name="gr1" draw:text-style-name="P1" svg:width="0.35cm" svg:height="0.5cm" svg:x="0.534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94cm" table:end-y="0.51cm" draw:z-index="2" draw:name="Grafik 1" draw:style-name="gr1" draw:text-style-name="P1" svg:width="0.5cm" svg:height="0.5cm" svg:x="0.542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83cm" table:end-y="0.513cm" draw:z-index="440" draw:name="Grafik 1" draw:style-name="gr1" draw:text-style-name="P1" svg:width="0.5cm" svg:height="0.5cm" svg:x="0.532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81cm" table:end-y="0.513cm" draw:z-index="441" draw:name="Grafik 1" draw:style-name="gr1" draw:text-style-name="P1" svg:width="0.5cm" svg:height="0.5cm" svg:x="0.529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8cm" table:end-y="0.513cm" draw:z-index="442" draw:name="Grafik 1" draw:style-name="gr1" draw:text-style-name="P1" svg:width="0.5cm" svg:height="0.5cm" svg:x="0.528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78cm" table:end-y="0.513cm" draw:z-index="443" draw:name="Grafik 1" draw:style-name="gr1" draw:text-style-name="P1" svg:width="0.5cm" svg:height="0.5cm" svg:x="0.527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77cm" table:end-y="0.513cm" draw:z-index="421" draw:name="Grafik 17" draw:style-name="gr1" draw:text-style-name="P1" svg:width="0.5cm" svg:height="0.5cm" svg:x="0.525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75cm" table:end-y="0.513cm" draw:z-index="38" draw:name="Grafik 17" draw:style-name="gr1" draw:text-style-name="P1" svg:width="0.5cm" svg:height="0.5cm" svg:x="0.523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table:number-columns-repeated="30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Sheet1.B5" table:end-x="0.522cm" table:end-y="0.509cm" draw:z-index="32" draw:name="Grafik 1" draw:style-name="gr1" draw:text-style-name="P1" svg:width="0.5cm" svg:height="0.5cm" svg:x="0.022cm" svg:y="0.00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C5" table:end-x="0.513cm" table:end-y="0.512cm" draw:z-index="307" draw:name="Grafik 15" draw:style-name="gr1" draw:text-style-name="P1" svg:width="0.5cm" svg:height="0.5cm" svg:x="0.013cm" svg:y="0.01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51cm" table:end-y="0.412cm" draw:z-index="354" draw:name="Grafik 16" draw:style-name="gr1" draw:text-style-name="P1" svg:width="0.5cm" svg:height="0.4cm" svg:x="0.01cm" svg:y="0.012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509cm" table:end-y="0.512cm" draw:z-index="447" draw:name="Grafik 2" draw:style-name="gr1" draw:text-style-name="P1" svg:width="0.5cm" svg:height="0.5cm" svg:x="0.009cm" svg:y="0.01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358cm" table:end-y="0.512cm" draw:z-index="287" draw:name="Grafik 10" draw:style-name="gr1" draw:text-style-name="P1" svg:width="0.35cm" svg:height="0.5cm" svg:x="0.008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505cm" table:end-y="0.512cm" draw:z-index="334" draw:name="Grafik 4" draw:style-name="gr1" draw:text-style-name="P1" svg:width="0.5cm" svg:height="0.5cm" svg:x="0.005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H5" table:end-x="0.354cm" table:end-y="0.512cm" draw:z-index="289" draw:name="Grafik 10" draw:style-name="gr1" draw:text-style-name="P1" svg:width="0.35cm" svg:height="0.5cm" svg:x="0.004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503cm" table:end-y="0.512cm" draw:z-index="428" draw:name="Grafik 1" draw:style-name="gr1" draw:text-style-name="P1" svg:width="0.5cm" svg:height="0.5cm" svg:x="0.003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502cm" table:end-y="0.512cm" draw:z-index="314" draw:name="Grafik 15" draw:style-name="gr1" draw:text-style-name="P1" svg:width="0.5cm" svg:height="0.5cm" svg:x="0.002cm" svg:y="0.01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348cm" table:end-y="0.512cm" draw:z-index="293" draw:name="Grafik 10" draw:style-name="gr1" draw:text-style-name="P1" svg:width="0.35cm" svg:height="0.5cm" svg:x="0.546cm" svg:y="0.012cm">
              <draw:image xlink:href="Pictures/10000201000004B000000685F842322D.png" xlink:type="simple" xlink:show="embed" xlink:actuate="onLoad">
                <text:p/>
              </draw:image>
            </draw:frame>
            <draw:frame table:end-cell-address="Sheet1.K5" table:end-x="0.499cm" table:end-y="0.512cm" draw:z-index="453" draw:name="Grafik 2" draw:style-name="gr1" draw:text-style-name="P1" svg:width="0.5cm" svg:height="0.5cm" svg:x="-0.001cm" svg:y="0.01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347cm" table:end-y="0.512cm" draw:z-index="294" draw:name="Grafik 10" draw:style-name="gr1" draw:text-style-name="P1" svg:width="0.35cm" svg:height="0.5cm" svg:x="0.545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496cm" table:end-y="0.512cm" draw:z-index="456" draw:name="Grafik 2" draw:style-name="gr1" draw:text-style-name="P1" svg:width="0.5cm" svg:height="0.5cm" svg:x="0.544cm" svg:y="0.01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493cm" table:end-y="0.512cm" draw:z-index="342" draw:name="Grafik 4" draw:style-name="gr1" draw:text-style-name="P1" svg:width="0.5cm" svg:height="0.5cm" svg:x="0.542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P5" table:end-x="0.492cm" table:end-y="0.512cm" draw:z-index="343" draw:name="Grafik 4" draw:style-name="gr1" draw:text-style-name="P1" svg:width="0.5cm" svg:height="0.5cm" svg:x="0.54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Q5" table:end-x="0.491cm" table:end-y="0.512cm" draw:z-index="436" draw:name="Grafik 1" draw:style-name="gr1" draw:text-style-name="P1" svg:width="0.5cm" svg:height="0.5cm" svg:x="0.539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89cm" table:end-y="0.512cm" draw:z-index="437" draw:name="Grafik 1" draw:style-name="gr1" draw:text-style-name="P1" svg:width="0.5cm" svg:height="0.5cm" svg:x="0.538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487cm" table:end-y="0.512cm" draw:z-index="438" draw:name="Grafik 1" draw:style-name="gr1" draw:text-style-name="P1" svg:width="0.5cm" svg:height="0.5cm" svg:x="0.535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86cm" table:end-y="0.512cm" draw:z-index="439" draw:name="Grafik 1" draw:style-name="gr1" draw:text-style-name="P1" svg:width="0.5cm" svg:height="0.5cm" svg:x="0.534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344cm" table:end-y="0.509cm" draw:z-index="3" draw:name="Grafik 8" draw:style-name="gr1" draw:text-style-name="P1" svg:width="0.35cm" svg:height="0.5cm" svg:x="0.542cm" svg:y="0.009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333cm" table:end-y="0.512cm" draw:z-index="394" draw:name="Grafik 8" draw:style-name="gr1" draw:text-style-name="P1" svg:width="0.35cm" svg:height="0.5cm" svg:x="0.532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331cm" table:end-y="0.512cm" draw:z-index="395" draw:name="Grafik 8" draw:style-name="gr1" draw:text-style-name="P1" svg:width="0.35cm" svg:height="0.5cm" svg:x="0.529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3cm" table:end-y="0.512cm" draw:z-index="396" draw:name="Grafik 8" draw:style-name="gr1" draw:text-style-name="P1" svg:width="0.35cm" svg:height="0.5cm" svg:x="0.528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328cm" table:end-y="0.512cm" draw:z-index="397" draw:name="Grafik 8" draw:style-name="gr1" draw:text-style-name="P1" svg:width="0.35cm" svg:height="0.5cm" svg:x="0.527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327cm" table:end-y="0.512cm" draw:z-index="398" draw:name="Grafik 8" draw:style-name="gr1" draw:text-style-name="P1" svg:width="0.35cm" svg:height="0.5cm" svg:x="0.525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325cm" table:end-y="0.512cm" draw:z-index="39" draw:name="Grafik 8" draw:style-name="gr1" draw:text-style-name="P1" svg:width="0.35cm" svg:height="0.5cm" svg:x="0.523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table:number-columns-repeated="14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G</text:p>
          </table:table-cell>
          <table:table-cell table:style-name="ce1" office:value-type="string">
            <text:p>F</text:p>
          </table:table-cell>
          <table:table-cell table:number-columns-repeated="2"/>
          <table:table-cell table:style-name="ce1" office:value-type="float" office:value="18">
            <text:p>1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F</text:p>
          </table:table-cell>
        </table:table-row>
        <table:table-row table:style-name="ro2">
          <table:table-cell office:value-type="float" office:value="5">
            <text:p>5</text:p>
          </table:table-cell>
          <table:table-cell>
            <draw:frame table:end-cell-address="Sheet1.B6" table:end-x="0.522cm" table:end-y="0.408cm" draw:z-index="31" draw:name="Grafik 16" draw:style-name="gr1" draw:text-style-name="P1" svg:width="0.5cm" svg:height="0.4cm" svg:x="0.022cm" svg:y="0.008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C6" table:end-x="0.513cm" table:end-y="0.41cm" draw:z-index="353" draw:name="Grafik 16" draw:style-name="gr1" draw:text-style-name="P1" svg:width="0.5cm" svg:height="0.4cm" svg:x="0.013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51cm" table:end-y="0.51cm" draw:z-index="423" draw:name="Grafik 1" draw:style-name="gr1" draw:text-style-name="P1" svg:width="0.5cm" svg:height="0.5cm" svg:x="0.01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509cm" table:end-y="0.51cm" draw:z-index="309" draw:name="Grafik 15" draw:style-name="gr1" draw:text-style-name="P1" svg:width="0.5cm" svg:height="0.5cm" svg:x="0.009cm" svg:y="0.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508cm" table:end-y="0.51cm" draw:z-index="333" draw:name="Grafik 4" draw:style-name="gr1" draw:text-style-name="P1" svg:width="0.5cm" svg:height="0.5cm" svg:x="0.008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G6" table:end-x="0.355cm" table:end-y="0.51cm" draw:z-index="380" draw:name="Grafik 8" draw:style-name="gr1" draw:text-style-name="P1" svg:width="0.35cm" svg:height="0.5cm" svg:x="0.005cm" svg:y="0.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504cm" table:end-y="0.51cm" draw:z-index="404" draw:name="Grafik 17" draw:style-name="gr1" draw:text-style-name="P1" svg:width="0.5cm" svg:height="0.5cm" svg:x="0.004cm" svg:y="0.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503cm" table:end-y="0.51cm" draw:z-index="405" draw:name="Grafik 17" draw:style-name="gr1" draw:text-style-name="P1" svg:width="0.5cm" svg:height="0.5cm" svg:x="0.003cm" svg:y="0.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502cm" table:end-y="0.51cm" draw:z-index="429" draw:name="Grafik 1" draw:style-name="gr1" draw:text-style-name="P1" svg:width="0.5cm" svg:height="0.5cm" svg:x="0.002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98cm" table:end-y="0.51cm" draw:z-index="270" draw:name="Grafik 7" draw:style-name="gr1" draw:text-style-name="P1" svg:width="0.5cm" svg:height="0.5cm" svg:x="0.546cm" svg:y="0.01cm">
              <draw:image xlink:href="Pictures/10000000000000CE000000F5E802DA79.png" xlink:type="simple" xlink:show="embed" xlink:actuate="onLoad">
                <text:p/>
              </draw:image>
            </draw:frame>
            <draw:frame table:end-cell-address="Sheet1.K6" table:end-x="0.349cm" table:end-y="0.51cm" draw:z-index="292" draw:name="Grafik 10" draw:style-name="gr1" draw:text-style-name="P1" svg:width="0.35cm" svg:height="0.5cm" svg:x="-0.001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97cm" table:end-y="0.51cm" draw:z-index="340" draw:name="Grafik 4" draw:style-name="gr1" draw:text-style-name="P1" svg:width="0.5cm" svg:height="0.5cm" svg:x="0.545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96cm" table:end-y="0.51cm" draw:z-index="433" draw:name="Grafik 1" draw:style-name="gr1" draw:text-style-name="P1" svg:width="0.5cm" svg:height="0.5cm" svg:x="0.544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343cm" table:end-y="0.51cm" draw:z-index="296" draw:name="Grafik 10" draw:style-name="gr1" draw:text-style-name="P1" svg:width="0.35cm" svg:height="0.5cm" svg:x="0.542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92cm" table:end-y="0.51cm" draw:z-index="458" draw:name="Grafik 2" draw:style-name="gr1" draw:text-style-name="P1" svg:width="0.5cm" svg:height="0.5cm" svg:x="0.54cm" svg:y="0.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91cm" table:end-y="0.51cm" draw:z-index="344" draw:name="Grafik 4" draw:style-name="gr1" draw:text-style-name="P1" svg:width="0.5cm" svg:height="0.5cm" svg:x="0.539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89cm" table:end-y="0.51cm" draw:z-index="345" draw:name="Grafik 4" draw:style-name="gr1" draw:text-style-name="P1" svg:width="0.5cm" svg:height="0.5cm" svg:x="0.538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87cm" table:end-y="0.51cm" draw:z-index="346" draw:name="Grafik 4" draw:style-name="gr1" draw:text-style-name="P1" svg:width="0.5cm" svg:height="0.5cm" svg:x="0.535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T6" table:end-x="0.486cm" table:end-y="0.41cm" draw:z-index="370" draw:name="Grafik 16" draw:style-name="gr1" draw:text-style-name="P1" svg:width="0.5cm" svg:height="0.4cm" svg:x="0.534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94cm" table:end-y="0.408cm" draw:z-index="4" draw:name="Grafik 16" draw:style-name="gr1" draw:text-style-name="P1" svg:width="0.5cm" svg:height="0.4cm" svg:x="0.542cm" svg:y="0.008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83cm" table:end-y="0.41cm" draw:z-index="371" draw:name="Grafik 16" draw:style-name="gr1" draw:text-style-name="P1" svg:width="0.5cm" svg:height="0.4cm" svg:x="0.532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81cm" table:end-y="0.41cm" draw:z-index="372" draw:name="Grafik 16" draw:style-name="gr1" draw:text-style-name="P1" svg:width="0.5cm" svg:height="0.4cm" svg:x="0.529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8cm" table:end-y="0.41cm" draw:z-index="373" draw:name="Grafik 16" draw:style-name="gr1" draw:text-style-name="P1" svg:width="0.5cm" svg:height="0.4cm" svg:x="0.528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78cm" table:end-y="0.41cm" draw:z-index="374" draw:name="Grafik 16" draw:style-name="gr1" draw:text-style-name="P1" svg:width="0.5cm" svg:height="0.4cm" svg:x="0.527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477cm" table:end-y="0.41cm" draw:z-index="375" draw:name="Grafik 16" draw:style-name="gr1" draw:text-style-name="P1" svg:width="0.5cm" svg:height="0.4cm" svg:x="0.525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475cm" table:end-y="0.41cm" draw:z-index="40" draw:name="Grafik 16" draw:style-name="gr1" draw:text-style-name="P1" svg:width="0.5cm" svg:height="0.4cm" svg:x="0.523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table:number-columns-repeated="13"/>
          <table:table-cell>
            <draw:frame table:end-cell-address="Sheet1.AO6" table:end-x="0.118cm" table:end-y="0.51cm" draw:z-index="476" draw:name="Grafik 17" draw:style-name="gr1" draw:text-style-name="P1" svg:width="0.5cm" svg:height="0.5cm" svg:x="0.167cm" svg:y="0.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O6:.AU6])" office:value-type="float" office:value="26">
            <text:p>26</text:p>
          </table:table-cell>
          <table:table-cell table:style-name="ce2" table:formula="of:=([.AO6]*7+[.AP6]*6+[.AQ6]*5+[.AR6]*4+[.AS6]*3+[.AT6]*2+[.AU6])/10" office:value-type="float" office:value="15">
            <text:p>15,0</text:p>
          </table:table-cell>
          <table:table-cell/>
          <table:table-cell>
            <draw:frame table:end-cell-address="Sheet1.AZ6" table:end-x="0.185cm" table:end-y="0.36cm" draw:z-index="468" draw:name="Grafik 1" draw:style-name="gr1" draw:text-style-name="P1" svg:width="0.5cm" svg:height="0.35cm" svg:x="0.233cm" svg:y="0.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AZ6:.BB6])" office:value-type="float" office:value="24">
            <text:p>24</text:p>
          </table:table-cell>
          <table:table-cell table:style-name="ce2" table:formula="of:=([.AZ6]*3+[.BA6]*2+[.BB6])/10" office:value-type="float" office:value="6.7">
            <text:p>6,7</text:p>
          </table:table-cell>
        </table:table-row>
        <table:table-row table:style-name="ro2">
          <table:table-cell office:value-type="float" office:value="6">
            <text:p>6</text:p>
          </table:table-cell>
          <table:table-cell>
            <draw:frame table:end-cell-address="Sheet1.B7" table:end-x="0.522cm" table:end-y="0.506cm" draw:z-index="30" draw:name="Grafik 15" draw:style-name="gr1" draw:text-style-name="P1" svg:width="0.5cm" svg:height="0.5cm" svg:x="0.022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C7" table:end-x="0.513cm" table:end-y="0.507cm" draw:z-index="445" draw:name="Grafik 2" draw:style-name="gr1" draw:text-style-name="P1" svg:width="0.5cm" svg:height="0.5cm" svg:x="0.013cm" svg:y="0.00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36cm" table:end-y="0.507cm" draw:z-index="285" draw:name="Grafik 10" draw:style-name="gr1" draw:text-style-name="P1" svg:width="0.35cm" svg:height="0.5cm" svg:x="0.01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509cm" table:end-y="0.507cm" draw:z-index="332" draw:name="Grafik 4" draw:style-name="gr1" draw:text-style-name="P1" svg:width="0.5cm" svg:height="0.5cm" svg:x="0.009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F7" table:end-x="0.358cm" table:end-y="0.507cm" draw:z-index="379" draw:name="Grafik 8" draw:style-name="gr1" draw:text-style-name="P1" svg:width="0.35cm" svg:height="0.5cm" svg:x="0.008cm" svg:y="0.00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505cm" table:end-y="0.407cm" draw:z-index="357" draw:name="Grafik 16" draw:style-name="gr1" draw:text-style-name="P1" svg:width="0.5cm" svg:height="0.4cm" svg:x="0.005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504cm" table:end-y="0.507cm" draw:z-index="335" draw:name="Grafik 4" draw:style-name="gr1" draw:text-style-name="P1" svg:width="0.5cm" svg:height="0.5cm" svg:x="0.004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I7" table:end-x="0.353cm" table:end-y="0.507cm" draw:z-index="290" draw:name="Grafik 10" draw:style-name="gr1" draw:text-style-name="P1" svg:width="0.35cm" svg:height="0.5cm" svg:x="0.003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502cm" table:end-y="0.507cm" draw:z-index="406" draw:name="Grafik 17" draw:style-name="gr1" draw:text-style-name="P1" svg:width="0.5cm" svg:height="0.5cm" svg:x="0.002cm" svg:y="0.00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99cm" table:end-y="0.507cm" draw:z-index="338" draw:name="Grafik 4" draw:style-name="gr1" draw:text-style-name="P1" svg:width="0.5cm" svg:height="0.5cm" svg:x="-0.001cm" svg:y="0.007cm">
              <draw:image xlink:href="Pictures/100000000000030C0000030CD6DE4833.jpg" xlink:type="simple" xlink:show="embed" xlink:actuate="onLoad">
                <text:p/>
              </draw:image>
            </draw:frame>
            <draw:frame table:end-cell-address="Sheet1.L7" table:end-x="0.498cm" table:end-y="0.507cm" draw:z-index="431" draw:name="Grafik 1" draw:style-name="gr1" draw:text-style-name="P1" svg:width="0.5cm" svg:height="0.5cm" svg:x="0.546cm" svg:y="0.00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497cm" table:end-y="0.507cm" draw:z-index="432" draw:name="Grafik 1" draw:style-name="gr1" draw:text-style-name="P1" svg:width="0.5cm" svg:height="0.5cm" svg:x="0.545cm" svg:y="0.00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346cm" table:end-y="0.507cm" draw:z-index="295" draw:name="Grafik 10" draw:style-name="gr1" draw:text-style-name="P1" svg:width="0.35cm" svg:height="0.5cm" svg:x="0.544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493cm" table:end-y="0.407cm" draw:z-index="365" draw:name="Grafik 16" draw:style-name="gr1" draw:text-style-name="P1" svg:width="0.5cm" svg:height="0.4cm" svg:x="0.542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342cm" table:end-y="0.507cm" draw:z-index="297" draw:name="Grafik 10" draw:style-name="gr1" draw:text-style-name="P1" svg:width="0.35cm" svg:height="0.5cm" svg:x="0.54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341cm" table:end-y="0.507cm" draw:z-index="298" draw:name="Grafik 10" draw:style-name="gr1" draw:text-style-name="P1" svg:width="0.35cm" svg:height="0.5cm" svg:x="0.539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89cm" table:end-y="0.407cm" draw:z-index="368" draw:name="Grafik 16" draw:style-name="gr1" draw:text-style-name="P1" svg:width="0.5cm" svg:height="0.4cm" svg:x="0.538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87cm" table:end-y="0.407cm" draw:z-index="369" draw:name="Grafik 16" draw:style-name="gr1" draw:text-style-name="P1" svg:width="0.5cm" svg:height="0.4cm" svg:x="0.535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86cm" table:end-y="0.507cm" draw:z-index="347" draw:name="Grafik 4" draw:style-name="gr1" draw:text-style-name="P1" svg:width="0.5cm" svg:height="0.5cm" svg:x="0.534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94cm" table:end-y="0.506cm" draw:z-index="5" draw:name="Grafik 4" draw:style-name="gr1" draw:text-style-name="P1" svg:width="0.5cm" svg:height="0.5cm" svg:x="0.542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83cm" table:end-y="0.507cm" draw:z-index="348" draw:name="Grafik 4" draw:style-name="gr1" draw:text-style-name="P1" svg:width="0.5cm" svg:height="0.5cm" svg:x="0.532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W7" table:end-x="0.481cm" table:end-y="0.507cm" draw:z-index="349" draw:name="Grafik 4" draw:style-name="gr1" draw:text-style-name="P1" svg:width="0.5cm" svg:height="0.5cm" svg:x="0.529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8cm" table:end-y="0.507cm" draw:z-index="350" draw:name="Grafik 4" draw:style-name="gr1" draw:text-style-name="P1" svg:width="0.5cm" svg:height="0.5cm" svg:x="0.528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78cm" table:end-y="0.507cm" draw:z-index="351" draw:name="Grafik 4" draw:style-name="gr1" draw:text-style-name="P1" svg:width="0.5cm" svg:height="0.5cm" svg:x="0.527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77cm" table:end-y="0.507cm" draw:z-index="352" draw:name="Grafik 4" draw:style-name="gr1" draw:text-style-name="P1" svg:width="0.5cm" svg:height="0.5cm" svg:x="0.525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475cm" table:end-y="0.507cm" draw:z-index="41" draw:name="Grafik 4" draw:style-name="gr1" draw:text-style-name="P1" svg:width="0.5cm" svg:height="0.5cm" svg:x="0.523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number-columns-repeated="13"/>
          <table:table-cell>
            <draw:frame table:end-cell-address="Sheet1.AO7" table:end-x="0.118cm" table:end-y="0.507cm" draw:z-index="477" draw:name="Grafik 2" draw:style-name="gr1" draw:text-style-name="P1" svg:width="0.5cm" svg:height="0.5cm" svg:x="0.167cm" svg:y="0.00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SUM([.AO7:.AU7])" office:value-type="float" office:value="25">
            <text:p>25</text:p>
          </table:table-cell>
          <table:table-cell table:style-name="ce2" table:formula="of:=([.AO7]*7+[.AP7]*6+[.AQ7]*5+[.AR7]*4+[.AS7]*3+[.AT7]*2+[.AU7])/10" office:value-type="float" office:value="13.4">
            <text:p>13,4</text:p>
          </table:table-cell>
          <table:table-cell/>
          <table:table-cell>
            <draw:frame table:end-cell-address="Sheet1.AZ7" table:end-x="0.225cm" table:end-y="0.547cm" draw:z-index="469" draw:name="Grafik 13" draw:style-name="gr1" draw:text-style-name="P1" svg:width="0.54cm" svg:height="0.54cm" svg:x="0.233cm" svg:y="0.007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SUM([.AZ7:.BB7])" office:value-type="float" office:value="11">
            <text:p>11</text:p>
          </table:table-cell>
          <table:table-cell table:style-name="ce2" table:formula="of:=([.AZ7]*3+[.BA7]*2+[.BB7])/10" office:value-type="float" office:value="2.1">
            <text:p>2,1</text:p>
          </table:table-cell>
        </table:table-row>
        <table:table-row table:style-name="ro2">
          <table:table-cell office:value-type="float" office:value="7">
            <text:p>7</text:p>
          </table:table-cell>
          <table:table-cell>
            <draw:frame table:end-cell-address="Sheet1.B8" table:end-x="0.522cm" table:end-y="0.505cm" draw:z-index="29" draw:name="Grafik 9" draw:style-name="gr1" draw:text-style-name="P1" svg:width="0.5cm" svg:height="0.5cm" svg:x="0.022cm" svg:y="0.00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C8" table:end-x="0.363cm" table:end-y="0.506cm" draw:z-index="376" draw:name="Grafik 8" draw:style-name="gr1" draw:text-style-name="P1" svg:width="0.35cm" svg:height="0.5cm" svg:x="0.013cm" svg:y="0.00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51cm" table:end-y="0.506cm" draw:z-index="193" draw:name="Grafik 9" draw:style-name="gr1" draw:text-style-name="P1" svg:width="0.5cm" svg:height="0.5cm" svg:x="0.01cm" svg:y="0.006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359cm" table:end-y="0.506cm" draw:z-index="378" draw:name="Grafik 8" draw:style-name="gr1" draw:text-style-name="P1" svg:width="0.35cm" svg:height="0.5cm" svg:x="0.009cm" svg:y="0.00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508cm" table:end-y="0.406cm" draw:z-index="356" draw:name="Grafik 16" draw:style-name="gr1" draw:text-style-name="P1" svg:width="0.5cm" svg:height="0.4cm" svg:x="0.008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505cm" table:end-y="0.506cm" draw:z-index="311" draw:name="Grafik 15" draw:style-name="gr1" draw:text-style-name="P1" svg:width="0.5cm" svg:height="0.5cm" svg:x="0.005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504cm" table:end-y="0.406cm" draw:z-index="358" draw:name="Grafik 16" draw:style-name="gr1" draw:text-style-name="P1" svg:width="0.5cm" svg:height="0.4cm" svg:x="0.004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503cm" table:end-y="0.506cm" draw:z-index="336" draw:name="Grafik 4" draw:style-name="gr1" draw:text-style-name="P1" svg:width="0.5cm" svg:height="0.5cm" svg:x="0.003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J8" table:end-x="0.502cm" table:end-y="0.506cm" draw:z-index="337" draw:name="Grafik 4" draw:style-name="gr1" draw:text-style-name="P1" svg:width="0.5cm" svg:height="0.5cm" svg:x="0.002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99cm" table:end-y="0.506cm" draw:z-index="200" draw:name="Grafik 9" draw:style-name="gr1" draw:text-style-name="P1" svg:width="0.5cm" svg:height="0.5cm" svg:x="-0.001cm" svg:y="0.006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L8" table:end-x="0.498cm" table:end-y="0.506cm" draw:z-index="339" draw:name="Grafik 4" draw:style-name="gr1" draw:text-style-name="P1" svg:width="0.5cm" svg:height="0.5cm" svg:x="0.546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M8" table:end-x="0.497cm" table:end-y="0.506cm" draw:z-index="317" draw:name="Grafik 15" draw:style-name="gr1" draw:text-style-name="P1" svg:width="0.5cm" svg:height="0.5cm" svg:x="0.545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496cm" table:end-y="0.406cm" draw:z-index="364" draw:name="Grafik 16" draw:style-name="gr1" draw:text-style-name="P1" svg:width="0.5cm" svg:height="0.4cm" svg:x="0.544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493cm" table:end-y="0.506cm" draw:z-index="457" draw:name="Grafik 2" draw:style-name="gr1" draw:text-style-name="P1" svg:width="0.5cm" svg:height="0.5cm" svg:x="0.542cm" svg:y="0.00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492cm" table:end-y="0.406cm" draw:z-index="366" draw:name="Grafik 16" draw:style-name="gr1" draw:text-style-name="P1" svg:width="0.5cm" svg:height="0.4cm" svg:x="0.54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91cm" table:end-y="0.406cm" draw:z-index="367" draw:name="Grafik 16" draw:style-name="gr1" draw:text-style-name="P1" svg:width="0.5cm" svg:height="0.4cm" svg:x="0.539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89cm" table:end-y="0.506cm" draw:z-index="276" draw:name="Grafik 7" draw:style-name="gr1" draw:text-style-name="P1" svg:width="0.5cm" svg:height="0.5cm" svg:x="0.538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337cm" table:end-y="0.506cm" draw:z-index="300" draw:name="Grafik 10" draw:style-name="gr1" draw:text-style-name="P1" svg:width="0.35cm" svg:height="0.5cm" svg:x="0.535cm" svg:y="0.00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86cm" table:end-y="0.506cm" draw:z-index="278" draw:name="Grafik 7" draw:style-name="gr1" draw:text-style-name="P1" svg:width="0.5cm" svg:height="0.5cm" svg:x="0.534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94cm" table:end-y="0.505cm" draw:z-index="6" draw:name="Grafik 7" draw:style-name="gr1" draw:text-style-name="P1" svg:width="0.5cm" svg:height="0.5cm" svg:x="0.542cm" svg:y="0.005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83cm" table:end-y="0.506cm" draw:z-index="279" draw:name="Grafik 7" draw:style-name="gr1" draw:text-style-name="P1" svg:width="0.5cm" svg:height="0.5cm" svg:x="0.532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331cm" table:end-y="0.506cm" draw:z-index="303" draw:name="Grafik 10" draw:style-name="gr1" draw:text-style-name="P1" svg:width="0.35cm" svg:height="0.5cm" svg:x="0.529cm" svg:y="0.00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8cm" table:end-y="0.506cm" draw:z-index="327" draw:name="Grafik 15" draw:style-name="gr1" draw:text-style-name="P1" svg:width="0.5cm" svg:height="0.5cm" svg:x="0.528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78cm" table:end-y="0.506cm" draw:z-index="328" draw:name="Grafik 15" draw:style-name="gr1" draw:text-style-name="P1" svg:width="0.5cm" svg:height="0.5cm" svg:x="0.527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77cm" table:end-y="0.506cm" draw:z-index="329" draw:name="Grafik 15" draw:style-name="gr1" draw:text-style-name="P1" svg:width="0.5cm" svg:height="0.5cm" svg:x="0.525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475cm" table:end-y="0.506cm" draw:z-index="42" draw:name="Grafik 15" draw:style-name="gr1" draw:text-style-name="P1" svg:width="0.5cm" svg:height="0.5cm" svg:x="0.523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table:number-columns-repeated="13"/>
          <table:table-cell>
            <draw:frame table:end-cell-address="Sheet1.AN8" table:end-x="0.517cm" table:end-y="0.506cm" draw:z-index="478" draw:name="Grafik 8" draw:style-name="gr1" draw:text-style-name="P1" svg:width="0.35cm" svg:height="0.5cm" svg:x="0.167cm" svg:y="0.00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AO8:.AU8])" office:value-type="float" office:value="24">
            <text:p>24</text:p>
          </table:table-cell>
          <table:table-cell table:style-name="ce2" table:formula="of:=([.AO8]*7+[.AP8]*6+[.AQ8]*5+[.AR8]*4+[.AS8]*3+[.AT8]*2+[.AU8])/10" office:value-type="float" office:value="11.9">
            <text:p>11,9</text:p>
          </table:table-cell>
          <table:table-cell/>
          <table:table-cell>
            <draw:frame table:end-cell-address="Sheet1.AZ8" table:end-x="0.185cm" table:end-y="0.506cm" draw:z-index="470" draw:name="Grafik 1" draw:style-name="gr1" draw:text-style-name="P1" svg:width="0.5cm" svg:height="0.5cm" svg:x="0.233cm" svg:y="0.006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AZ8:.BB8])" office:value-type="float" office:value="14">
            <text:p>14</text:p>
          </table:table-cell>
          <table:table-cell table:style-name="ce2" table:formula="of:=([.AZ8]*3+[.BA8]*2+[.BB8])/10" office:value-type="float" office:value="1.9">
            <text:p>1,9</text:p>
          </table:table-cell>
        </table:table-row>
        <table:table-row table:style-name="ro2">
          <table:table-cell office:value-type="float" office:value="8">
            <text:p>8</text:p>
          </table:table-cell>
          <table:table-cell>
            <draw:frame table:end-cell-address="Sheet1.B9" table:end-x="0.522cm" table:end-y="0.503cm" draw:z-index="28" draw:name="Grafik 3" draw:style-name="gr1" draw:text-style-name="P1" svg:width="0.5cm" svg:height="0.5cm" svg:x="0.022cm" svg:y="0.00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513cm" table:end-y="0.504cm" draw:z-index="100" draw:name="Grafik 1" draw:style-name="gr1" draw:text-style-name="P1" svg:width="0.5cm" svg:height="0.5cm" svg:x="0.013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36cm" table:end-y="0.504cm" draw:z-index="377" draw:name="Grafik 8" draw:style-name="gr1" draw:text-style-name="P1" svg:width="0.35cm" svg:height="0.5cm" svg:x="0.01cm" svg:y="0.004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509cm" table:end-y="0.404cm" draw:z-index="355" draw:name="Grafik 16" draw:style-name="gr1" draw:text-style-name="P1" svg:width="0.5cm" svg:height="0.4cm" svg:x="0.009cm" svg:y="0.00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508cm" table:end-y="0.504cm" draw:z-index="310" draw:name="Grafik 15" draw:style-name="gr1" draw:text-style-name="P1" svg:width="0.5cm" svg:height="0.5cm" svg:x="0.008cm" svg:y="0.00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505cm" table:end-y="0.504cm" draw:z-index="426" draw:name="Grafik 1" draw:style-name="gr1" draw:text-style-name="P1" svg:width="0.5cm" svg:height="0.5cm" svg:x="0.005cm" svg:y="0.00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504cm" table:end-y="0.504cm" draw:z-index="427" draw:name="Grafik 1" draw:style-name="gr1" draw:text-style-name="P1" svg:width="0.5cm" svg:height="0.5cm" svg:x="0.004cm" svg:y="0.00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503cm" table:end-y="0.504cm" draw:z-index="198" draw:name="Grafik 9" draw:style-name="gr1" draw:text-style-name="P1" svg:width="0.5cm" svg:height="0.5cm" svg:x="0.003cm" svg:y="0.004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502cm" table:end-y="0.404cm" draw:z-index="360" draw:name="Grafik 16" draw:style-name="gr1" draw:text-style-name="P1" svg:width="0.5cm" svg:height="0.4cm" svg:x="0.002cm" svg:y="0.00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499cm" table:end-y="0.504cm" draw:z-index="315" draw:name="Grafik 15" draw:style-name="gr1" draw:text-style-name="P1" svg:width="0.5cm" svg:height="0.5cm" svg:x="-0.001cm" svg:y="0.004cm">
              <draw:image xlink:href="Pictures/10000201000007D0000007D092C3058C.png" xlink:type="simple" xlink:show="embed" xlink:actuate="onLoad">
                <text:p/>
              </draw:image>
            </draw:frame>
            <draw:frame table:end-cell-address="Sheet1.L9" table:end-x="0.498cm" table:end-y="0.404cm" draw:z-index="362" draw:name="Grafik 16" draw:style-name="gr1" draw:text-style-name="P1" svg:width="0.5cm" svg:height="0.4cm" svg:x="0.546cm" svg:y="0.00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97cm" table:end-y="0.504cm" draw:z-index="271" draw:name="Grafik 7" draw:style-name="gr1" draw:text-style-name="P1" svg:width="0.5cm" svg:height="0.5cm" svg:x="0.545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496cm" table:end-y="0.504cm" draw:z-index="272" draw:name="Grafik 7" draw:style-name="gr1" draw:text-style-name="P1" svg:width="0.5cm" svg:height="0.5cm" svg:x="0.544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93cm" table:end-y="0.504cm" draw:z-index="273" draw:name="Grafik 7" draw:style-name="gr1" draw:text-style-name="P1" svg:width="0.5cm" svg:height="0.5cm" svg:x="0.542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492cm" table:end-y="0.504cm" draw:z-index="320" draw:name="Grafik 15" draw:style-name="gr1" draw:text-style-name="P1" svg:width="0.5cm" svg:height="0.5cm" svg:x="0.54cm" svg:y="0.00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491cm" table:end-y="0.504cm" draw:z-index="321" draw:name="Grafik 15" draw:style-name="gr1" draw:text-style-name="P1" svg:width="0.5cm" svg:height="0.5cm" svg:x="0.539cm" svg:y="0.00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339cm" table:end-y="0.504cm" draw:z-index="299" draw:name="Grafik 10" draw:style-name="gr1" draw:text-style-name="P1" svg:width="0.35cm" svg:height="0.5cm" svg:x="0.538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87cm" table:end-y="0.504cm" draw:z-index="277" draw:name="Grafik 7" draw:style-name="gr1" draw:text-style-name="P1" svg:width="0.5cm" svg:height="0.5cm" svg:x="0.535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36cm" table:end-y="0.504cm" draw:z-index="301" draw:name="Grafik 10" draw:style-name="gr1" draw:text-style-name="P1" svg:width="0.35cm" svg:height="0.5cm" svg:x="0.534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344cm" table:end-y="0.503cm" draw:z-index="7" draw:name="Grafik 10" draw:style-name="gr1" draw:text-style-name="P1" svg:width="0.35cm" svg:height="0.5cm" svg:x="0.542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333cm" table:end-y="0.504cm" draw:z-index="302" draw:name="Grafik 10" draw:style-name="gr1" draw:text-style-name="P1" svg:width="0.35cm" svg:height="0.5cm" svg:x="0.532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81cm" table:end-y="0.504cm" draw:z-index="280" draw:name="Grafik 7" draw:style-name="gr1" draw:text-style-name="P1" svg:width="0.5cm" svg:height="0.5cm" svg:x="0.529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48cm" table:end-y="0.504cm" draw:z-index="281" draw:name="Grafik 7" draw:style-name="gr1" draw:text-style-name="P1" svg:width="0.5cm" svg:height="0.5cm" svg:x="0.528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78cm" table:end-y="0.504cm" draw:z-index="282" draw:name="Grafik 7" draw:style-name="gr1" draw:text-style-name="P1" svg:width="0.5cm" svg:height="0.5cm" svg:x="0.527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327cm" table:end-y="0.504cm" draw:z-index="306" draw:name="Grafik 10" draw:style-name="gr1" draw:text-style-name="P1" svg:width="0.35cm" svg:height="0.5cm" svg:x="0.525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325cm" table:end-y="0.504cm" draw:z-index="43" draw:name="Grafik 10" draw:style-name="gr1" draw:text-style-name="P1" svg:width="0.35cm" svg:height="0.5cm" svg:x="0.523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table:number-columns-repeated="13"/>
          <table:table-cell>
            <draw:frame table:end-cell-address="Sheet1.AO9" table:end-x="0.118cm" table:end-y="0.504cm" draw:z-index="479" draw:name="Grafik 1" draw:style-name="gr1" draw:text-style-name="P1" svg:width="0.5cm" svg:height="0.5cm" svg:x="0.167cm" svg:y="0.00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AO9:.AU9])" office:value-type="float" office:value="24">
            <text:p>24</text:p>
          </table:table-cell>
          <table:table-cell table:style-name="ce2" table:formula="of:=([.AO9]*7+[.AP9]*6+[.AQ9]*5+[.AR9]*4+[.AS9]*3+[.AT9]*2+[.AU9])/10" office:value-type="float" office:value="11.1">
            <text:p>11,1</text:p>
          </table:table-cell>
          <table:table-cell/>
          <table:table-cell>
            <draw:frame table:end-cell-address="Sheet1.AZ9" table:end-x="0.035cm" table:end-y="0.504cm" draw:z-index="471" draw:name="Grafik 12" draw:style-name="gr1" draw:text-style-name="P1" svg:width="0.35cm" svg:height="0.5cm" svg:x="0.233cm" svg:y="0.004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SUM([.AZ9:.BB9])" office:value-type="float" office:value="11">
            <text:p>11</text:p>
          </table:table-cell>
          <table:table-cell table:style-name="ce2" table:formula="of:=([.AZ9]*3+[.BA9]*2+[.BB9])/10" office:value-type="float" office:value="1.8">
            <text:p>1,8</text:p>
          </table:table-cell>
        </table:table-row>
        <table:table-row table:style-name="ro2">
          <table:table-cell office:value-type="float" office:value="9">
            <text:p>9</text:p>
          </table:table-cell>
          <table:table-cell>
            <draw:frame table:end-cell-address="Sheet1.B10" table:end-x="0.522cm" table:end-y="0.502cm" draw:z-index="27" draw:name="Grafik 2" draw:style-name="gr1" draw:text-style-name="P1" svg:width="0.5cm" svg:height="0.5cm" svg:x="0.022cm" svg:y="0.00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513cm" table:end-y="0.503cm" draw:z-index="261" draw:name="Grafik 7" draw:style-name="gr1" draw:text-style-name="P1" svg:width="0.5cm" svg:height="0.5cm" svg:x="0.013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51cm" table:end-y="0.503cm" draw:z-index="262" draw:name="Grafik 7" draw:style-name="gr1" draw:text-style-name="P1" svg:width="0.5cm" svg:height="0.5cm" svg:x="0.01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509cm" table:end-y="0.503cm" draw:z-index="194" draw:name="Grafik 9" draw:style-name="gr1" draw:text-style-name="P1" svg:width="0.5cm" svg:height="0.5cm" svg:x="0.009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508cm" table:end-y="0.503cm" draw:z-index="195" draw:name="Grafik 9" draw:style-name="gr1" draw:text-style-name="P1" svg:width="0.5cm" svg:height="0.5cm" svg:x="0.008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505cm" table:end-y="0.503cm" draw:z-index="196" draw:name="Grafik 9" draw:style-name="gr1" draw:text-style-name="P1" svg:width="0.5cm" svg:height="0.5cm" svg:x="0.005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504cm" table:end-y="0.503cm" draw:z-index="197" draw:name="Grafik 9" draw:style-name="gr1" draw:text-style-name="P1" svg:width="0.5cm" svg:height="0.5cm" svg:x="0.004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503cm" table:end-y="0.403cm" draw:z-index="359" draw:name="Grafik 16" draw:style-name="gr1" draw:text-style-name="P1" svg:width="0.5cm" svg:height="0.4cm" svg:x="0.003cm" svg:y="0.00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502cm" table:end-y="0.503cm" draw:z-index="199" draw:name="Grafik 9" draw:style-name="gr1" draw:text-style-name="P1" svg:width="0.5cm" svg:height="0.5cm" svg:x="0.002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98cm" table:end-y="0.503cm" draw:z-index="201" draw:name="Grafik 9" draw:style-name="gr1" draw:text-style-name="P1" svg:width="0.5cm" svg:height="0.5cm" svg:x="0.546cm" svg:y="0.003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K10" table:end-x="0.499cm" table:end-y="0.503cm" draw:z-index="269" draw:name="Grafik 7" draw:style-name="gr1" draw:text-style-name="P1" svg:width="0.5cm" svg:height="0.5cm" svg:x="-0.001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497cm" table:end-y="0.403cm" draw:z-index="363" draw:name="Grafik 16" draw:style-name="gr1" draw:text-style-name="P1" svg:width="0.5cm" svg:height="0.4cm" svg:x="0.545cm" svg:y="0.00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96cm" table:end-y="0.503cm" draw:z-index="318" draw:name="Grafik 15" draw:style-name="gr1" draw:text-style-name="P1" svg:width="0.5cm" svg:height="0.5cm" svg:x="0.544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93cm" table:end-y="0.503cm" draw:z-index="319" draw:name="Grafik 15" draw:style-name="gr1" draw:text-style-name="P1" svg:width="0.5cm" svg:height="0.5cm" svg:x="0.542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492cm" table:end-y="0.503cm" draw:z-index="274" draw:name="Grafik 7" draw:style-name="gr1" draw:text-style-name="P1" svg:width="0.5cm" svg:height="0.5cm" svg:x="0.54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91cm" table:end-y="0.503cm" draw:z-index="275" draw:name="Grafik 7" draw:style-name="gr1" draw:text-style-name="P1" svg:width="0.5cm" svg:height="0.5cm" svg:x="0.539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489cm" table:end-y="0.503cm" draw:z-index="322" draw:name="Grafik 15" draw:style-name="gr1" draw:text-style-name="P1" svg:width="0.5cm" svg:height="0.5cm" svg:x="0.538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487cm" table:end-y="0.503cm" draw:z-index="323" draw:name="Grafik 15" draw:style-name="gr1" draw:text-style-name="P1" svg:width="0.5cm" svg:height="0.5cm" svg:x="0.535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86cm" table:end-y="0.503cm" draw:z-index="209" draw:name="Grafik 9" draw:style-name="gr1" draw:text-style-name="P1" svg:width="0.5cm" svg:height="0.5cm" svg:x="0.534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94cm" table:end-y="0.502cm" draw:z-index="8" draw:name="Grafik 15" draw:style-name="gr1" draw:text-style-name="P1" svg:width="0.5cm" svg:height="0.5cm" svg:x="0.542cm" svg:y="0.00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483cm" table:end-y="0.503cm" draw:z-index="210" draw:name="Grafik 9" draw:style-name="gr1" draw:text-style-name="P1" svg:width="0.5cm" svg:height="0.5cm" svg:x="0.532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81cm" table:end-y="0.503cm" draw:z-index="326" draw:name="Grafik 15" draw:style-name="gr1" draw:text-style-name="P1" svg:width="0.5cm" svg:height="0.5cm" svg:x="0.529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33cm" table:end-y="0.503cm" draw:z-index="304" draw:name="Grafik 10" draw:style-name="gr1" draw:text-style-name="P1" svg:width="0.35cm" svg:height="0.5cm" svg:x="0.528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328cm" table:end-y="0.503cm" draw:z-index="305" draw:name="Grafik 10" draw:style-name="gr1" draw:text-style-name="P1" svg:width="0.35cm" svg:height="0.5cm" svg:x="0.527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77cm" table:end-y="0.503cm" draw:z-index="283" draw:name="Grafik 7" draw:style-name="gr1" draw:text-style-name="P1" svg:width="0.5cm" svg:height="0.5cm" svg:x="0.525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75cm" table:end-y="0.503cm" draw:z-index="44" draw:name="Grafik 7" draw:style-name="gr1" draw:text-style-name="P1" svg:width="0.5cm" svg:height="0.5cm" svg:x="0.523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table:number-columns-repeated="13"/>
          <table:table-cell>
            <draw:frame table:end-cell-address="Sheet1.AN10" table:end-x="0.517cm" table:end-y="0.503cm" draw:z-index="480" draw:name="Grafik 10" draw:style-name="gr1" draw:text-style-name="P1" svg:width="0.35cm" svg:height="0.5cm" svg:x="0.167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AO10:.AU10])" office:value-type="float" office:value="18">
            <text:p>18</text:p>
          </table:table-cell>
          <table:table-cell table:style-name="ce2" table:formula="of:=([.AO10]*7+[.AP10]*6+[.AQ10]*5+[.AR10]*4+[.AS10]*3+[.AT10]*2+[.AU10])/10" office:value-type="float" office:value="6">
            <text:p>6,0</text:p>
          </table:table-cell>
          <table:table-cell/>
          <table:table-cell>
            <draw:frame table:end-cell-address="Sheet1.AZ10" table:end-x="0.185cm" table:end-y="0.503cm" draw:z-index="472" draw:name="Grafik 14" draw:style-name="gr1" draw:text-style-name="P1" svg:width="0.5cm" svg:height="0.5cm" svg:x="0.233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AZ10:.BB10])" office:value-type="float" office:value="8">
            <text:p>8</text:p>
          </table:table-cell>
          <table:table-cell table:style-name="ce2" table:formula="of:=([.AZ10]*3+[.BA10]*2+[.BB10])/10" office:value-type="float" office:value="1.4">
            <text:p>1,4</text:p>
          </table:table-cell>
        </table:table-row>
        <table:table-row table:style-name="ro2">
          <table:table-cell office:value-type="float" office:value="10">
            <text:p>10</text:p>
          </table:table-cell>
          <table:table-cell>
            <draw:frame table:end-cell-address="Sheet1.B11" table:end-x="0.372cm" table:end-y="0.5cm" draw:z-index="26" draw:name="Grafik 8" draw:style-name="gr1" draw:text-style-name="P1" svg:width="0.35cm" svg:height="0.5cm" svg:x="0.02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513cm" table:end-y="0.5cm" draw:z-index="192" draw:name="Grafik 9" draw:style-name="gr1" draw:text-style-name="P1" svg:width="0.5cm" svg:height="0.5cm" svg:x="0.013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51cm" table:end-y="0.5cm" draw:z-index="331" draw:name="Grafik 4" draw:style-name="gr1" draw:text-style-name="P1" svg:width="0.5cm" svg:height="0.5cm" svg:x="0.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359cm" table:end-y="0.5cm" draw:z-index="79" draw:name="Grafik 12" draw:style-name="gr1" draw:text-style-name="P1" svg:width="0.35cm" svg:height="0.5cm" svg:x="0.00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358cm" table:end-y="0.5cm" draw:z-index="80" draw:name="Grafik 12" draw:style-name="gr1" draw:text-style-name="P1" svg:width="0.35cm" svg:height="0.5cm" svg:x="0.00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505cm" table:end-y="0.5cm" draw:z-index="173" draw:name="Grafik 3" draw:style-name="gr1" draw:text-style-name="P1" svg:width="0.5cm" svg:height="0.5cm" svg:x="0.005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504cm" table:end-y="0.5cm" draw:z-index="174" draw:name="Grafik 3" draw:style-name="gr1" draw:text-style-name="P1" svg:width="0.5cm" svg:height="0.5cm" svg:x="0.004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503cm" table:end-y="0.5cm" draw:z-index="175" draw:name="Grafik 3" draw:style-name="gr1" draw:text-style-name="P1" svg:width="0.5cm" svg:height="0.5cm" svg:x="0.003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502cm" table:end-y="0.5cm" draw:z-index="268" draw:name="Grafik 7" draw:style-name="gr1" draw:text-style-name="P1" svg:width="0.5cm" svg:height="0.5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98cm" table:end-y="0.5cm" draw:z-index="316" draw:name="Grafik 15" draw:style-name="gr1" draw:text-style-name="P1" svg:width="0.5cm" svg:height="0.5cm" svg:x="0.546cm" svg:y="0cm">
              <draw:image xlink:href="Pictures/10000201000007D0000007D092C3058C.png" xlink:type="simple" xlink:show="embed" xlink:actuate="onLoad">
                <text:p/>
              </draw:image>
            </draw:frame>
            <draw:frame table:end-cell-address="Sheet1.K11" table:end-x="0.499cm" table:end-y="0.4cm" draw:z-index="361" draw:name="Grafik 16" draw:style-name="gr1" draw:text-style-name="P1" svg:width="0.5cm" svg:height="0.4cm" svg:x="-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497cm" table:end-y="0.5cm" draw:z-index="202" draw:name="Grafik 9" draw:style-name="gr1" draw:text-style-name="P1" svg:width="0.5cm" svg:height="0.5cm" svg:x="0.545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496cm" table:end-y="0.5cm" draw:z-index="203" draw:name="Grafik 9" draw:style-name="gr1" draw:text-style-name="P1" svg:width="0.5cm" svg:height="0.5cm" svg:x="0.544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93cm" table:end-y="0.3cm" draw:z-index="227" draw:name="Grafik 8" draw:style-name="gr1" draw:text-style-name="P1" svg:width="0.5cm" svg:height="0.3cm" svg:x="0.54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92cm" table:end-y="0.3cm" draw:z-index="228" draw:name="Grafik 8" draw:style-name="gr1" draw:text-style-name="P1" svg:width="0.5cm" svg:height="0.3cm" svg:x="0.54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341cm" table:end-y="0.5cm" draw:z-index="160" draw:name="Grafik 11" draw:style-name="gr1" draw:text-style-name="P1" svg:width="0.35cm" svg:height="0.5cm" svg:x="0.539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339cm" table:end-y="0.5cm" draw:z-index="161" draw:name="Grafik 11" draw:style-name="gr1" draw:text-style-name="P1" svg:width="0.35cm" svg:height="0.5cm" svg:x="0.538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337cm" table:end-y="0.5cm" draw:z-index="162" draw:name="Grafik 11" draw:style-name="gr1" draw:text-style-name="P1" svg:width="0.35cm" svg:height="0.5cm" svg:x="0.535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86cm" table:end-y="0.5cm" draw:z-index="324" draw:name="Grafik 15" draw:style-name="gr1" draw:text-style-name="P1" svg:width="0.5cm" svg:height="0.5cm" svg:x="0.534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344cm" table:end-y="0.5cm" draw:z-index="9" draw:name="Grafik 11" draw:style-name="gr1" draw:text-style-name="P1" svg:width="0.35cm" svg:height="0.5cm" svg:x="0.54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83cm" table:end-y="0.5cm" draw:z-index="325" draw:name="Grafik 15" draw:style-name="gr1" draw:text-style-name="P1" svg:width="0.5cm" svg:height="0.5cm" svg:x="0.53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481cm" table:end-y="0.5cm" draw:z-index="211" draw:name="Grafik 9" draw:style-name="gr1" draw:text-style-name="P1" svg:width="0.5cm" svg:height="0.5cm" svg:x="0.529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8cm" table:end-y="0.3cm" draw:z-index="235" draw:name="Grafik 8" draw:style-name="gr1" draw:text-style-name="P1" svg:width="0.5cm" svg:height="0.3cm" svg:x="0.52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78cm" table:end-y="0.3cm" draw:z-index="236" draw:name="Grafik 8" draw:style-name="gr1" draw:text-style-name="P1" svg:width="0.5cm" svg:height="0.3cm" svg:x="0.527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517cm" table:end-y="0.54cm" draw:z-index="260" draw:name="Grafik 13" draw:style-name="gr1" draw:text-style-name="P1" svg:width="0.54cm" svg:height="0.54cm" svg:x="0.525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515cm" table:end-y="0.54cm" draw:z-index="45" draw:name="Grafik 13" draw:style-name="gr1" draw:text-style-name="P1" svg:width="0.54cm" svg:height="0.54cm" svg:x="0.523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table:number-columns-repeated="13"/>
          <table:table-cell>
            <draw:frame table:end-cell-address="Sheet1.AO11" table:end-x="0.118cm" table:end-y="0.5cm" draw:z-index="481" draw:name="Grafik 4" draw:style-name="gr1" draw:text-style-name="P1" svg:width="0.5cm" svg:height="0.5cm" svg:x="0.167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SUM([.AO11:.AU11])" office:value-type="float" office:value="23">
            <text:p>23</text:p>
          </table:table-cell>
          <table:table-cell table:style-name="ce2" table:formula="of:=([.AO11]*7+[.AP11]*6+[.AQ11]*5+[.AR11]*4+[.AS11]*3+[.AT11]*2+[.AU11])/10" office:value-type="float" office:value="5.7">
            <text:p>5,7</text:p>
          </table:table-cell>
          <table:table-cell/>
          <table:table-cell>
            <draw:frame table:end-cell-address="Sheet1.AZ11" table:end-x="0.035cm" table:end-y="0.5cm" draw:z-index="473" draw:name="Grafik 11" draw:style-name="gr1" draw:text-style-name="P1" svg:width="0.35cm" svg:height="0.5cm" svg:x="0.233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AZ11:.BB11])" office:value-type="float" office:value="5">
            <text:p>5</text:p>
          </table:table-cell>
          <table:table-cell table:style-name="ce2" table:formula="of:=([.AZ11]*3+[.BA11]*2+[.BB11])/10" office:value-type="float" office:value="0.7">
            <text:p>0,7</text:p>
          </table:table-cell>
        </table:table-row>
        <table:table-row table:style-name="ro2">
          <table:table-cell office:value-type="float" office:value="11">
            <text:p>11</text:p>
          </table:table-cell>
          <table:table-cell>
            <draw:frame table:end-cell-address="Sheet1.B13" table:end-x="0.522cm" table:end-y="0.348cm" draw:z-index="24" draw:name="Grafik 1" draw:style-name="gr1" draw:text-style-name="P1" svg:width="0.5cm" svg:height="0.35cm" svg:x="0.022cm" svg:y="0.546cm">
              <draw:image xlink:href="Pictures/10000201000004B0000003214ED83C62.png" xlink:type="simple" xlink:show="embed" xlink:actuate="onLoad">
                <text:p/>
              </draw:image>
            </draw:frame>
            <draw:frame table:end-cell-address="Sheet1.B12" table:end-x="0.522cm" table:end-y="0.499cm" draw:z-index="25" draw:name="Grafik 4" draw:style-name="gr1" draw:text-style-name="P1" svg:width="0.5cm" svg:height="0.5cm" svg:x="0.022cm" svg:y="-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C12" table:end-x="0.513cm" table:end-y="0.499cm" draw:z-index="169" draw:name="Grafik 3" draw:style-name="gr1" draw:text-style-name="P1" svg:width="0.5cm" svg:height="0.5cm" svg:x="0.013cm" svg:y="-0.001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C13" table:end-x="0.513cm" table:end-y="0.497cm" draw:z-index="330" draw:name="Grafik 4" draw:style-name="gr1" draw:text-style-name="P1" svg:width="0.5cm" svg:height="0.5cm" svg:x="0.013cm" svg:y="0.545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D13" table:end-x="0.51cm" table:end-y="0.497cm" draw:z-index="101" draw:name="Grafik 1" draw:style-name="gr1" draw:text-style-name="P1" svg:width="0.5cm" svg:height="0.5cm" svg:x="0.01cm" svg:y="0.545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D12" table:end-x="0.51cm" table:end-y="0.299cm" draw:z-index="216" draw:name="Grafik 8" draw:style-name="gr1" draw:text-style-name="P1" svg:width="0.5cm" svg:height="0.3cm" svg:x="0.01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509cm" table:end-y="0.499cm" draw:z-index="102" draw:name="Grafik 1" draw:style-name="gr1" draw:text-style-name="P1" svg:width="0.5cm" svg:height="0.5cm" svg:x="0.009cm" svg:y="-0.001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E13" table:end-x="0.509cm" table:end-y="0.297cm" draw:z-index="217" draw:name="Grafik 8" draw:style-name="gr1" draw:text-style-name="P1" svg:width="0.5cm" svg:height="0.3cm" svg:x="0.009cm" svg:y="0.54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358cm" table:end-y="0.497cm" draw:z-index="149" draw:name="Grafik 11" draw:style-name="gr1" draw:text-style-name="P1" svg:width="0.35cm" svg:height="0.5cm" svg:x="0.008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F12" table:end-x="0.508cm" table:end-y="0.499cm" draw:z-index="264" draw:name="Grafik 7" draw:style-name="gr1" draw:text-style-name="P1" svg:width="0.5cm" svg:height="0.5cm" svg:x="0.008cm" svg:y="-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355cm" table:end-y="0.499cm" draw:z-index="81" draw:name="Grafik 12" draw:style-name="gr1" draw:text-style-name="P1" svg:width="0.35cm" svg:height="0.5cm" svg:x="0.005cm" svg:y="-0.001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G13" table:end-x="0.505cm" table:end-y="0.497cm" draw:z-index="265" draw:name="Grafik 7" draw:style-name="gr1" draw:text-style-name="P1" svg:width="0.5cm" svg:height="0.5cm" svg:x="0.005cm" svg:y="0.545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354cm" table:end-y="0.499cm" draw:z-index="82" draw:name="Grafik 12" draw:style-name="gr1" draw:text-style-name="P1" svg:width="0.35cm" svg:height="0.5cm" svg:x="0.004cm" svg:y="-0.001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H13" table:end-x="0.504cm" table:end-y="0.497cm" draw:z-index="266" draw:name="Grafik 7" draw:style-name="gr1" draw:text-style-name="P1" svg:width="0.5cm" svg:height="0.5cm" svg:x="0.004cm" svg:y="0.545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353cm" table:end-y="0.497cm" draw:z-index="83" draw:name="Grafik 12" draw:style-name="gr1" draw:text-style-name="P1" svg:width="0.35cm" svg:height="0.5cm" svg:x="0.003cm" svg:y="0.545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I12" table:end-x="0.503cm" table:end-y="0.499cm" draw:z-index="267" draw:name="Grafik 7" draw:style-name="gr1" draw:text-style-name="P1" svg:width="0.5cm" svg:height="0.5cm" svg:x="0.003cm" svg:y="-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352cm" table:end-y="0.497cm" draw:z-index="85" draw:name="Grafik 12" draw:style-name="gr1" draw:text-style-name="P1" svg:width="0.35cm" svg:height="0.5cm" svg:x="0.002cm" svg:y="0.545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J12" table:end-x="0.502cm" table:end-y="0.499cm" draw:z-index="176" draw:name="Grafik 3" draw:style-name="gr1" draw:text-style-name="P1" svg:width="0.5cm" svg:height="0.5cm" svg:x="0.002cm" svg:y="-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349cm" table:end-y="0.497cm" draw:z-index="86" draw:name="Grafik 12" draw:style-name="gr1" draw:text-style-name="P1" svg:width="0.35cm" svg:height="0.5cm" svg:x="-0.001cm" svg:y="0.545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K12" table:end-x="0.499cm" table:end-y="0.499cm" draw:z-index="177" draw:name="Grafik 3" draw:style-name="gr1" draw:text-style-name="P1" svg:width="0.5cm" svg:height="0.5cm" svg:x="-0.001cm" svg:y="-0.001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L13" table:end-x="0.498cm" table:end-y="0.497cm" draw:z-index="178" draw:name="Grafik 3" draw:style-name="gr1" draw:text-style-name="P1" svg:width="0.5cm" svg:height="0.5cm" svg:x="0.546cm" svg:y="0.545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L12" table:end-x="0.498cm" table:end-y="0.299cm" draw:z-index="224" draw:name="Grafik 8" draw:style-name="gr1" draw:text-style-name="P1" svg:width="0.5cm" svg:height="0.3cm" svg:x="0.546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347cm" table:end-y="0.497cm" draw:z-index="156" draw:name="Grafik 11" draw:style-name="gr1" draw:text-style-name="P1" svg:width="0.35cm" svg:height="0.5cm" svg:x="0.545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M12" table:end-x="0.497cm" table:end-y="0.299cm" draw:z-index="225" draw:name="Grafik 8" draw:style-name="gr1" draw:text-style-name="P1" svg:width="0.5cm" svg:height="0.3cm" svg:x="0.545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496cm" table:end-y="0.497cm" draw:z-index="134" draw:name="Grafik 14" draw:style-name="gr1" draw:text-style-name="P1" svg:width="0.5cm" svg:height="0.5cm" svg:x="0.544cm" svg:y="0.545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N12" table:end-x="0.496cm" table:end-y="0.299cm" draw:z-index="226" draw:name="Grafik 8" draw:style-name="gr1" draw:text-style-name="P1" svg:width="0.5cm" svg:height="0.3cm" svg:x="0.544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343cm" table:end-y="0.497cm" draw:z-index="158" draw:name="Grafik 11" draw:style-name="gr1" draw:text-style-name="P1" svg:width="0.35cm" svg:height="0.5cm" svg:x="0.542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O12" table:end-x="0.493cm" table:end-y="0.499cm" draw:z-index="204" draw:name="Grafik 9" draw:style-name="gr1" draw:text-style-name="P1" svg:width="0.5cm" svg:height="0.5cm" svg:x="0.542cm" svg:y="-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342cm" table:end-y="0.499cm" draw:z-index="159" draw:name="Grafik 11" draw:style-name="gr1" draw:text-style-name="P1" svg:width="0.35cm" svg:height="0.5cm" svg:x="0.54cm" svg:y="-0.001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P13" table:end-x="0.492cm" table:end-y="0.497cm" draw:z-index="205" draw:name="Grafik 9" draw:style-name="gr1" draw:text-style-name="P1" svg:width="0.5cm" svg:height="0.5cm" svg:x="0.54cm" svg:y="0.54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491cm" table:end-y="0.497cm" draw:z-index="206" draw:name="Grafik 9" draw:style-name="gr1" draw:text-style-name="P1" svg:width="0.5cm" svg:height="0.5cm" svg:x="0.539cm" svg:y="0.545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Q12" table:end-x="0.491cm" table:end-y="0.299cm" draw:z-index="229" draw:name="Grafik 8" draw:style-name="gr1" draw:text-style-name="P1" svg:width="0.5cm" svg:height="0.3cm" svg:x="0.539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489cm" table:end-y="0.497cm" draw:z-index="184" draw:name="Grafik 3" draw:style-name="gr1" draw:text-style-name="P1" svg:width="0.5cm" svg:height="0.5cm" svg:x="0.538cm" svg:y="0.545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R12" table:end-x="0.489cm" table:end-y="0.299cm" draw:z-index="230" draw:name="Grafik 8" draw:style-name="gr1" draw:text-style-name="P1" svg:width="0.5cm" svg:height="0.3cm" svg:x="0.538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87cm" table:end-y="0.499cm" draw:z-index="208" draw:name="Grafik 9" draw:style-name="gr1" draw:text-style-name="P1" svg:width="0.5cm" svg:height="0.5cm" svg:x="0.535cm" svg:y="-0.001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S13" table:end-x="0.487cm" table:end-y="0.297cm" draw:z-index="231" draw:name="Grafik 8" draw:style-name="gr1" draw:text-style-name="P1" svg:width="0.5cm" svg:height="0.3cm" svg:x="0.535cm" svg:y="0.54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336cm" table:end-y="0.497cm" draw:z-index="163" draw:name="Grafik 11" draw:style-name="gr1" draw:text-style-name="P1" svg:width="0.35cm" svg:height="0.5cm" svg:x="0.534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T12" table:end-x="0.486cm" table:end-y="0.299cm" draw:z-index="232" draw:name="Grafik 8" draw:style-name="gr1" draw:text-style-name="P1" svg:width="0.5cm" svg:height="0.3cm" svg:x="0.534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494cm" table:end-y="0.499cm" draw:z-index="10" draw:name="Grafik 9" draw:style-name="gr1" draw:text-style-name="P1" svg:width="0.5cm" svg:height="0.5cm" svg:x="0.542cm" svg:y="-0.001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U13" table:end-x="0.494cm" table:end-y="0.298cm" draw:z-index="15" draw:name="Grafik 8" draw:style-name="gr1" draw:text-style-name="P1" svg:width="0.5cm" svg:height="0.3cm" svg:x="0.542cm" svg:y="0.546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333cm" table:end-y="0.497cm" draw:z-index="164" draw:name="Grafik 11" draw:style-name="gr1" draw:text-style-name="P1" svg:width="0.35cm" svg:height="0.5cm" svg:x="0.532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V12" table:end-x="0.483cm" table:end-y="0.299cm" draw:z-index="233" draw:name="Grafik 8" draw:style-name="gr1" draw:text-style-name="P1" svg:width="0.5cm" svg:height="0.3cm" svg:x="0.532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331cm" table:end-y="0.499cm" draw:z-index="165" draw:name="Grafik 11" draw:style-name="gr1" draw:text-style-name="P1" svg:width="0.35cm" svg:height="0.5cm" svg:x="0.529cm" svg:y="-0.001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W13" table:end-x="0.481cm" table:end-y="0.297cm" draw:z-index="234" draw:name="Grafik 8" draw:style-name="gr1" draw:text-style-name="P1" svg:width="0.5cm" svg:height="0.3cm" svg:x="0.529cm" svg:y="0.54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33cm" table:end-y="0.497cm" draw:z-index="166" draw:name="Grafik 11" draw:style-name="gr1" draw:text-style-name="P1" svg:width="0.35cm" svg:height="0.5cm" svg:x="0.528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X12" table:end-x="0.48cm" table:end-y="0.499cm" draw:z-index="212" draw:name="Grafik 9" draw:style-name="gr1" draw:text-style-name="P1" svg:width="0.5cm" svg:height="0.5cm" svg:x="0.528cm" svg:y="-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478cm" table:end-y="0.497cm" draw:z-index="213" draw:name="Grafik 9" draw:style-name="gr1" draw:text-style-name="P1" svg:width="0.5cm" svg:height="0.5cm" svg:x="0.527cm" svg:y="0.545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Y12" table:end-x="0.518cm" table:end-y="0.539cm" draw:z-index="259" draw:name="Grafik 13" draw:style-name="gr1" draw:text-style-name="P1" svg:width="0.54cm" svg:height="0.54cm" svg:x="0.527cm" svg:y="-0.001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477cm" table:end-y="0.497cm" draw:z-index="214" draw:name="Grafik 9" draw:style-name="gr1" draw:text-style-name="P1" svg:width="0.5cm" svg:height="0.5cm" svg:x="0.525cm" svg:y="0.545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Z12" table:end-x="0.477cm" table:end-y="0.299cm" draw:z-index="237" draw:name="Grafik 8" draw:style-name="gr1" draw:text-style-name="P1" svg:width="0.5cm" svg:height="0.3cm" svg:x="0.525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475cm" table:end-y="0.299cm" draw:z-index="46" draw:name="Grafik 8" draw:style-name="gr1" draw:text-style-name="P1" svg:width="0.5cm" svg:height="0.3cm" svg:x="0.523cm" svg:y="-0.001cm">
              <draw:image xlink:href="Pictures/10000201000004B0000001B86931FBC8.png" xlink:type="simple" xlink:show="embed" xlink:actuate="onLoad">
                <text:p/>
              </draw:image>
            </draw:frame>
            <draw:frame table:end-cell-address="Sheet1.AA13" table:end-x="0.475cm" table:end-y="0.497cm" draw:z-index="47" draw:name="Grafik 9" draw:style-name="gr1" draw:text-style-name="P1" svg:width="0.5cm" svg:height="0.5cm" svg:x="0.523cm" svg:y="0.54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table:number-columns-repeated="13"/>
          <table:table-cell>
            <draw:frame table:end-cell-address="Sheet1.AO12" table:end-x="0.118cm" table:end-y="0.399cm" draw:z-index="482" draw:name="Grafik 16" draw:style-name="gr1" draw:text-style-name="P1" svg:width="0.5cm" svg:height="0.4cm" svg:x="0.167cm" svg:y="-0.001cm">
              <draw:image xlink:href="Pictures/1000020100000400000003006B0FCA32.png" xlink:type="simple" xlink:show="embed" xlink:actuate="onLoad">
                <text:p/>
              </draw:image>
            </draw:frame>
            <draw:frame table:end-cell-address="Sheet1.AO13" table:end-x="0.118cm" table:end-y="0.497cm" draw:z-index="483" draw:name="Grafik 15" draw:style-name="gr1" draw:text-style-name="P1" svg:width="0.5cm" svg:height="0.5cm" svg:x="0.167cm" svg:y="0.545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formula="of:=SUM([.AO12:.AU12])" office:value-type="float" office:value="19">
            <text:p>19</text:p>
          </table:table-cell>
          <table:table-cell table:style-name="ce2" table:formula="of:=([.AO12]*7+[.AP12]*6+[.AQ12]*5+[.AR12]*4+[.AS12]*3+[.AT12]*2+[.AU12])/10" office:value-type="float" office:value="4.6">
            <text:p>4,6</text:p>
          </table:table-cell>
          <table:table-cell/>
          <table:table-cell>
            <draw:frame table:end-cell-address="Sheet1.AZ12" table:end-x="0.185cm" table:end-y="0.499cm" draw:z-index="474" draw:name="Grafik 3" draw:style-name="gr1" draw:text-style-name="P1" svg:width="0.5cm" svg:height="0.5cm" svg:x="0.233cm" svg:y="-0.001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AZ13" table:end-x="0.185cm" table:end-y="0.297cm" draw:z-index="475" draw:name="Grafik 8" draw:style-name="gr1" draw:text-style-name="P1" svg:width="0.5cm" svg:height="0.3cm" svg:x="0.233cm" svg:y="0.54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 table:number-columns-repeated="3" office:value-type="float" office:value="1">
            <text:p>1</text:p>
          </table:table-cell>
          <table:table-cell table:formula="of:=SUM([.AZ12:.BB12])" office:value-type="float" office:value="3">
            <text:p>3</text:p>
          </table:table-cell>
          <table:table-cell table:style-name="ce2" table:formula="of:=([.AZ12]*3+[.BA12]*2+[.BB12])/10" office:value-type="float" office:value="0.6">
            <text:p>0,6</text:p>
          </table:table-cell>
        </table:table-row>
        <table:table-row table:style-name="ro2">
          <table:table-cell office:value-type="float" office:value="12">
            <text:p>12</text:p>
          </table:table-cell>
          <table:table-cell>
            <draw:frame table:end-cell-address="Sheet1.C14" table:end-x="0.014cm" table:end-y="0.537cm" draw:z-index="23" draw:name="Grafik 13" draw:style-name="gr1" draw:text-style-name="P1" svg:width="0.54cm" svg:height="0.54cm" svg:x="0.022cm" svg:y="0.545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363cm" table:end-y="0.495cm" draw:z-index="146" draw:name="Grafik 11" draw:style-name="gr1" draw:text-style-name="P1" svg:width="0.35cm" svg:height="0.5cm" svg:x="0.013cm" svg:y="0.54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36cm" table:end-y="0.495cm" draw:z-index="78" draw:name="Grafik 12" draw:style-name="gr1" draw:text-style-name="P1" svg:width="0.35cm" svg:height="0.5cm" svg:x="0.01cm" svg:y="0.54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509cm" table:end-y="0.495cm" draw:z-index="263" draw:name="Grafik 7" draw:style-name="gr1" draw:text-style-name="P1" svg:width="0.5cm" svg:height="0.5cm" svg:x="0.009cm" svg:y="0.54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508cm" table:end-y="0.495cm" draw:z-index="103" draw:name="Grafik 1" draw:style-name="gr1" draw:text-style-name="P1" svg:width="0.5cm" svg:height="0.5cm" svg:x="0.008cm" svg:y="0.54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355cm" table:end-y="0.495cm" draw:z-index="150" draw:name="Grafik 11" draw:style-name="gr1" draw:text-style-name="P1" svg:width="0.35cm" svg:height="0.5cm" svg:x="0.005cm" svg:y="0.54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504cm" table:end-y="0.495cm" draw:z-index="128" draw:name="Grafik 14" draw:style-name="gr1" draw:text-style-name="P1" svg:width="0.5cm" svg:height="0.5cm" svg:x="0.004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503cm" table:end-y="0.495cm" draw:z-index="106" draw:name="Grafik 1" draw:style-name="gr1" draw:text-style-name="P1" svg:width="0.5cm" svg:height="0.5cm" svg:x="0.003cm" svg:y="0.54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502cm" table:end-y="0.495cm" draw:z-index="130" draw:name="Grafik 14" draw:style-name="gr1" draw:text-style-name="P1" svg:width="0.5cm" svg:height="0.5cm" svg:x="0.002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99cm" table:end-y="0.495cm" draw:z-index="108" draw:name="Grafik 1" draw:style-name="gr1" draw:text-style-name="P1" svg:width="0.5cm" svg:height="0.5cm" svg:x="-0.001cm" svg:y="0.543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L14" table:end-x="0.498cm" table:end-y="0.495cm" draw:z-index="109" draw:name="Grafik 1" draw:style-name="gr1" draw:text-style-name="P1" svg:width="0.5cm" svg:height="0.5cm" svg:x="0.546cm" svg:y="0.54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497cm" table:end-y="0.495cm" draw:z-index="133" draw:name="Grafik 14" draw:style-name="gr1" draw:text-style-name="P1" svg:width="0.5cm" svg:height="0.5cm" svg:x="0.545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346cm" table:end-y="0.495cm" draw:z-index="88" draw:name="Grafik 12" draw:style-name="gr1" draw:text-style-name="P1" svg:width="0.35cm" svg:height="0.5cm" svg:x="0.544cm" svg:y="0.54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493cm" table:end-y="0.495cm" draw:z-index="135" draw:name="Grafik 14" draw:style-name="gr1" draw:text-style-name="P1" svg:width="0.5cm" svg:height="0.5cm" svg:x="0.542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492cm" table:end-y="0.495cm" draw:z-index="182" draw:name="Grafik 3" draw:style-name="gr1" draw:text-style-name="P1" svg:width="0.5cm" svg:height="0.5cm" svg:x="0.54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491cm" table:end-y="0.495cm" draw:z-index="183" draw:name="Grafik 3" draw:style-name="gr1" draw:text-style-name="P1" svg:width="0.5cm" svg:height="0.5cm" svg:x="0.539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489cm" table:end-y="0.495cm" draw:z-index="207" draw:name="Grafik 9" draw:style-name="gr1" draw:text-style-name="P1" svg:width="0.5cm" svg:height="0.5cm" svg:x="0.538cm" svg:y="0.54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527cm" table:end-y="0.535cm" draw:z-index="254" draw:name="Grafik 13" draw:style-name="gr1" draw:text-style-name="P1" svg:width="0.54cm" svg:height="0.54cm" svg:x="0.535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486cm" table:end-y="0.495cm" draw:z-index="186" draw:name="Grafik 3" draw:style-name="gr1" draw:text-style-name="P1" svg:width="0.5cm" svg:height="0.5cm" svg:x="0.534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494cm" table:end-y="0.497cm" draw:z-index="11" draw:name="Grafik 3" draw:style-name="gr1" draw:text-style-name="P1" svg:width="0.5cm" svg:height="0.5cm" svg:x="0.542cm" svg:y="0.545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523cm" table:end-y="0.535cm" draw:z-index="256" draw:name="Grafik 13" draw:style-name="gr1" draw:text-style-name="P1" svg:width="0.54cm" svg:height="0.54cm" svg:x="0.532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81cm" table:end-y="0.495cm" draw:z-index="188" draw:name="Grafik 3" draw:style-name="gr1" draw:text-style-name="P1" svg:width="0.5cm" svg:height="0.5cm" svg:x="0.529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52cm" table:end-y="0.535cm" draw:z-index="258" draw:name="Grafik 13" draw:style-name="gr1" draw:text-style-name="P1" svg:width="0.54cm" svg:height="0.54cm" svg:x="0.528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328cm" table:end-y="0.495cm" draw:z-index="167" draw:name="Grafik 11" draw:style-name="gr1" draw:text-style-name="P1" svg:width="0.35cm" svg:height="0.5cm" svg:x="0.527cm" svg:y="0.54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477cm" table:end-y="0.495cm" draw:z-index="191" draw:name="Grafik 3" draw:style-name="gr1" draw:text-style-name="P1" svg:width="0.5cm" svg:height="0.5cm" svg:x="0.525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475cm" table:end-y="0.495cm" draw:z-index="48" draw:name="Grafik 3" draw:style-name="gr1" draw:text-style-name="P1" svg:width="0.5cm" svg:height="0.5cm" svg:x="0.523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number-columns-repeated="13"/>
          <table:table-cell>
            <draw:frame table:end-cell-address="Sheet1.AO14" table:end-x="0.118cm" table:end-y="0.495cm" draw:z-index="484" draw:name="Grafik 7" draw:style-name="gr1" draw:text-style-name="P1" svg:width="0.5cm" svg:height="0.5cm" svg:x="0.167cm" svg:y="0.54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AO13:.AU13])" office:value-type="float" office:value="13">
            <text:p>13</text:p>
          </table:table-cell>
          <table:table-cell table:style-name="ce2" table:formula="of:=([.AO13]*7+[.AP13]*6+[.AQ13]*5+[.AR13]*4+[.AS13]*3+[.AT13]*2+[.AU13])/10" office:value-type="float" office:value="3.6">
            <text:p>3,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Z13:.BB13])" office:value-type="float" office:value="2">
            <text:p>2</text:p>
          </table:table-cell>
          <table:table-cell table:style-name="ce2" table:formula="of:=([.AZ13]*3+[.BA13]*2+[.BB13])/10" office:value-type="float" office:value="0.4">
            <text:p>0,4</text:p>
          </table:table-cell>
        </table:table-row>
        <table:table-row table:style-name="ro2">
          <table:table-cell office:value-type="float" office:value="13">
            <text:p>13</text:p>
          </table:table-cell>
          <table:table-cell>
            <draw:frame table:end-cell-address="Sheet1.B15" table:end-x="0.522cm" table:end-y="0.494cm" draw:z-index="22" draw:name="Grafik 7" draw:style-name="gr1" draw:text-style-name="P1" svg:width="0.5cm" svg:height="0.5cm" svg:x="0.022cm" svg:y="0.54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513cm" table:end-y="0.293cm" draw:z-index="215" draw:name="Grafik 8" draw:style-name="gr1" draw:text-style-name="P1" svg:width="0.5cm" svg:height="0.3cm" svg:x="0.013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55cm" table:end-y="0.533cm" draw:z-index="239" draw:name="Grafik 13" draw:style-name="gr1" draw:text-style-name="P1" svg:width="0.54cm" svg:height="0.54cm" svg:x="0.01cm" svg:y="0.542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359cm" table:end-y="0.493cm" draw:z-index="148" draw:name="Grafik 11" draw:style-name="gr1" draw:text-style-name="P1" svg:width="0.35cm" svg:height="0.5cm" svg:x="0.009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508cm" table:end-y="0.293cm" draw:z-index="218" draw:name="Grafik 8" draw:style-name="gr1" draw:text-style-name="P1" svg:width="0.5cm" svg:height="0.3cm" svg:x="0.008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505cm" table:end-y="0.493cm" draw:z-index="104" draw:name="Grafik 1" draw:style-name="gr1" draw:text-style-name="P1" svg:width="0.5cm" svg:height="0.5cm" svg:x="0.005cm" svg:y="0.542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354cm" table:end-y="0.493cm" draw:z-index="151" draw:name="Grafik 11" draw:style-name="gr1" draw:text-style-name="P1" svg:width="0.35cm" svg:height="0.5cm" svg:x="0.004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503cm" table:end-y="0.293cm" draw:z-index="221" draw:name="Grafik 8" draw:style-name="gr1" draw:text-style-name="P1" svg:width="0.5cm" svg:height="0.3cm" svg:x="0.003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502cm" table:end-y="0.493cm" draw:z-index="107" draw:name="Grafik 1" draw:style-name="gr1" draw:text-style-name="P1" svg:width="0.5cm" svg:height="0.5cm" svg:x="0.002cm" svg:y="0.542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348cm" table:end-y="0.493cm" draw:z-index="84" draw:name="Grafik 12" draw:style-name="gr1" draw:text-style-name="P1" svg:width="0.35cm" svg:height="0.5cm" svg:x="0.546cm" svg:y="0.542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K15" table:end-x="0.499cm" table:end-y="0.293cm" draw:z-index="223" draw:name="Grafik 8" draw:style-name="gr1" draw:text-style-name="P1" svg:width="0.5cm" svg:height="0.3cm" svg:x="-0.001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347cm" table:end-y="0.493cm" draw:z-index="87" draw:name="Grafik 12" draw:style-name="gr1" draw:text-style-name="P1" svg:width="0.35cm" svg:height="0.5cm" svg:x="0.545cm" svg:y="0.542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346cm" table:end-y="0.493cm" draw:z-index="157" draw:name="Grafik 11" draw:style-name="gr1" draw:text-style-name="P1" svg:width="0.35cm" svg:height="0.5cm" svg:x="0.544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343cm" table:end-y="0.493cm" draw:z-index="89" draw:name="Grafik 12" draw:style-name="gr1" draw:text-style-name="P1" svg:width="0.35cm" svg:height="0.5cm" svg:x="0.542cm" svg:y="0.542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492cm" table:end-y="0.493cm" draw:z-index="136" draw:name="Grafik 14" draw:style-name="gr1" draw:text-style-name="P1" svg:width="0.5cm" svg:height="0.5cm" svg:x="0.54cm" svg:y="0.542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491cm" table:end-y="0.493cm" draw:z-index="137" draw:name="Grafik 14" draw:style-name="gr1" draw:text-style-name="P1" svg:width="0.5cm" svg:height="0.5cm" svg:x="0.539cm" svg:y="0.542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489cm" table:end-y="0.493cm" draw:z-index="138" draw:name="Grafik 14" draw:style-name="gr1" draw:text-style-name="P1" svg:width="0.5cm" svg:height="0.5cm" svg:x="0.538cm" svg:y="0.542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487cm" table:end-y="0.493cm" draw:z-index="185" draw:name="Grafik 3" draw:style-name="gr1" draw:text-style-name="P1" svg:width="0.5cm" svg:height="0.5cm" svg:x="0.535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526cm" table:end-y="0.533cm" draw:z-index="255" draw:name="Grafik 13" draw:style-name="gr1" draw:text-style-name="P1" svg:width="0.54cm" svg:height="0.54cm" svg:x="0.534cm" svg:y="0.542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534cm" table:end-y="0.534cm" draw:z-index="17" draw:name="Grafik 13" draw:style-name="gr1" draw:text-style-name="P1" svg:width="0.54cm" svg:height="0.54cm" svg:x="0.542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483cm" table:end-y="0.493cm" draw:z-index="187" draw:name="Grafik 3" draw:style-name="gr1" draw:text-style-name="P1" svg:width="0.5cm" svg:height="0.5cm" svg:x="0.532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521cm" table:end-y="0.533cm" draw:z-index="257" draw:name="Grafik 13" draw:style-name="gr1" draw:text-style-name="P1" svg:width="0.54cm" svg:height="0.54cm" svg:x="0.529cm" svg:y="0.542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8cm" table:end-y="0.493cm" draw:z-index="189" draw:name="Grafik 3" draw:style-name="gr1" draw:text-style-name="P1" svg:width="0.5cm" svg:height="0.5cm" svg:x="0.528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478cm" table:end-y="0.493cm" draw:z-index="190" draw:name="Grafik 3" draw:style-name="gr1" draw:text-style-name="P1" svg:width="0.5cm" svg:height="0.5cm" svg:x="0.527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327cm" table:end-y="0.493cm" draw:z-index="168" draw:name="Grafik 11" draw:style-name="gr1" draw:text-style-name="P1" svg:width="0.35cm" svg:height="0.5cm" svg:x="0.525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325cm" table:end-y="0.493cm" draw:z-index="49" draw:name="Grafik 11" draw:style-name="gr1" draw:text-style-name="P1" svg:width="0.35cm" svg:height="0.5cm" svg:x="0.523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number-columns-repeated="13"/>
          <table:table-cell>
            <draw:frame table:end-cell-address="Sheet1.AO15" table:end-x="0.118cm" table:end-y="0.493cm" draw:z-index="485" draw:name="Grafik 1" draw:style-name="gr1" draw:text-style-name="P1" svg:width="0.5cm" svg:height="0.5cm" svg:x="0.167cm" svg:y="0.542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AO14:.AU14])" office:value-type="float" office:value="5">
            <text:p>5</text:p>
          </table:table-cell>
          <table:table-cell table:style-name="ce2" table:formula="of:=([.AO14]*7+[.AP14]*6+[.AQ14]*5+[.AR14]*4+[.AS14]*3+[.AT14]*2+[.AU14])/10" office:value-type="float" office:value="0.7">
            <text:p>0,7</text:p>
          </table:table-cell>
          <table:table-cell table:number-columns-repeated="7"/>
        </table:table-row>
        <table:table-row table:style-name="ro2">
          <table:table-cell office:value-type="float" office:value="14">
            <text:p>14</text:p>
          </table:table-cell>
          <table:table-cell>
            <draw:frame table:end-cell-address="Sheet1.B16" table:end-x="0.372cm" table:end-y="0.493cm" draw:z-index="21" draw:name="Grafik 12" draw:style-name="gr1" draw:text-style-name="P1" svg:width="0.35cm" svg:height="0.5cm" svg:x="0.022cm" svg:y="0.54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C16" table:end-x="0.363cm" table:end-y="0.491cm" draw:z-index="77" draw:name="Grafik 12" draw:style-name="gr1" draw:text-style-name="P1" svg:width="0.35cm" svg:height="0.5cm" svg:x="0.013cm" svg:y="0.539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51cm" table:end-y="0.341cm" draw:z-index="55" draw:name="Grafik 1" draw:style-name="gr1" draw:text-style-name="P1" svg:width="0.5cm" svg:height="0.35cm" svg:x="0.01cm" svg:y="0.539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549cm" table:end-y="0.531cm" draw:z-index="240" draw:name="Grafik 13" draw:style-name="gr1" draw:text-style-name="P1" svg:width="0.54cm" svg:height="0.54cm" svg:x="0.009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508cm" table:end-y="0.491cm" draw:z-index="172" draw:name="Grafik 3" draw:style-name="gr1" draw:text-style-name="P1" svg:width="0.5cm" svg:height="0.5cm" svg:x="0.008cm" svg:y="0.53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505cm" table:end-y="0.291cm" draw:z-index="219" draw:name="Grafik 8" draw:style-name="gr1" draw:text-style-name="P1" svg:width="0.5cm" svg:height="0.3cm" svg:x="0.005cm" svg:y="0.539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504cm" table:end-y="0.491cm" draw:z-index="105" draw:name="Grafik 1" draw:style-name="gr1" draw:text-style-name="P1" svg:width="0.5cm" svg:height="0.5cm" svg:x="0.004cm" svg:y="0.53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543cm" table:end-y="0.531cm" draw:z-index="244" draw:name="Grafik 13" draw:style-name="gr1" draw:text-style-name="P1" svg:width="0.54cm" svg:height="0.54cm" svg:x="0.003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502cm" table:end-y="0.291cm" draw:z-index="222" draw:name="Grafik 8" draw:style-name="gr1" draw:text-style-name="P1" svg:width="0.5cm" svg:height="0.3cm" svg:x="0.002cm" svg:y="0.539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499cm" table:end-y="0.491cm" draw:z-index="131" draw:name="Grafik 14" draw:style-name="gr1" draw:text-style-name="P1" svg:width="0.5cm" svg:height="0.5cm" svg:x="-0.001cm" svg:y="0.539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L16" table:end-x="0.348cm" table:end-y="0.491cm" draw:z-index="155" draw:name="Grafik 11" draw:style-name="gr1" draw:text-style-name="P1" svg:width="0.35cm" svg:height="0.5cm" svg:x="0.546cm" svg:y="0.53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497cm" table:end-y="0.491cm" draw:z-index="179" draw:name="Grafik 3" draw:style-name="gr1" draw:text-style-name="P1" svg:width="0.5cm" svg:height="0.5cm" svg:x="0.545cm" svg:y="0.53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496cm" table:end-y="0.491cm" draw:z-index="111" draw:name="Grafik 1" draw:style-name="gr1" draw:text-style-name="P1" svg:width="0.5cm" svg:height="0.5cm" svg:x="0.544cm" svg:y="0.53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493cm" table:end-y="0.491cm" draw:z-index="181" draw:name="Grafik 3" draw:style-name="gr1" draw:text-style-name="P1" svg:width="0.5cm" svg:height="0.5cm" svg:x="0.542cm" svg:y="0.53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342cm" table:end-y="0.491cm" draw:z-index="90" draw:name="Grafik 12" draw:style-name="gr1" draw:text-style-name="P1" svg:width="0.35cm" svg:height="0.5cm" svg:x="0.54cm" svg:y="0.539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531cm" table:end-y="0.531cm" draw:z-index="252" draw:name="Grafik 13" draw:style-name="gr1" draw:text-style-name="P1" svg:width="0.54cm" svg:height="0.54cm" svg:x="0.539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529cm" table:end-y="0.531cm" draw:z-index="253" draw:name="Grafik 13" draw:style-name="gr1" draw:text-style-name="P1" svg:width="0.54cm" svg:height="0.54cm" svg:x="0.538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87cm" table:end-y="0.491cm" draw:z-index="139" draw:name="Grafik 14" draw:style-name="gr1" draw:text-style-name="P1" svg:width="0.5cm" svg:height="0.5cm" svg:x="0.535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86cm" table:end-y="0.491cm" draw:z-index="140" draw:name="Grafik 14" draw:style-name="gr1" draw:text-style-name="P1" svg:width="0.5cm" svg:height="0.5cm" svg:x="0.534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94cm" table:end-y="0.493cm" draw:z-index="12" draw:name="Grafik 14" draw:style-name="gr1" draw:text-style-name="P1" svg:width="0.5cm" svg:height="0.5cm" svg:x="0.542cm" svg:y="0.54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483cm" table:end-y="0.491cm" draw:z-index="141" draw:name="Grafik 14" draw:style-name="gr1" draw:text-style-name="P1" svg:width="0.5cm" svg:height="0.5cm" svg:x="0.532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81cm" table:end-y="0.491cm" draw:z-index="142" draw:name="Grafik 14" draw:style-name="gr1" draw:text-style-name="P1" svg:width="0.5cm" svg:height="0.5cm" svg:x="0.529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8cm" table:end-y="0.491cm" draw:z-index="143" draw:name="Grafik 14" draw:style-name="gr1" draw:text-style-name="P1" svg:width="0.5cm" svg:height="0.5cm" svg:x="0.528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78cm" table:end-y="0.491cm" draw:z-index="144" draw:name="Grafik 14" draw:style-name="gr1" draw:text-style-name="P1" svg:width="0.5cm" svg:height="0.5cm" svg:x="0.527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77cm" table:end-y="0.491cm" draw:z-index="145" draw:name="Grafik 14" draw:style-name="gr1" draw:text-style-name="P1" svg:width="0.5cm" svg:height="0.5cm" svg:x="0.525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75cm" table:end-y="0.491cm" draw:z-index="50" draw:name="Grafik 14" draw:style-name="gr1" draw:text-style-name="P1" svg:width="0.5cm" svg:height="0.5cm" svg:x="0.523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table:number-columns-repeated="13"/>
          <table:table-cell>
            <draw:frame table:end-cell-address="Sheet1.AO16" table:end-x="0.118cm" table:end-y="0.491cm" draw:z-index="486" draw:name="Grafik 9" draw:style-name="gr1" draw:text-style-name="P1" svg:width="0.5cm" svg:height="0.5cm" svg:x="0.167cm" svg:y="0.539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AO15:.AU15])" office:value-type="float" office:value="1">
            <text:p>1</text:p>
          </table:table-cell>
          <table:table-cell table:style-name="ce2" table:formula="of:=([.AO15]*7+[.AP15]*6+[.AQ15]*5+[.AR15]*4+[.AS15]*3+[.AT15]*2+[.AU15])/10" office:value-type="float" office:value="0.4">
            <text:p>0,4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>
            <draw:frame table:end-cell-address="Sheet1.B17" table:end-x="0.522cm" table:end-y="0.492cm" draw:z-index="20" draw:name="Grafik 14" draw:style-name="gr1" draw:text-style-name="P1" svg:width="0.5cm" svg:height="0.5cm" svg:x="0.022cm" svg:y="0.54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C17" table:end-x="0.513cm" table:end-y="0.34cm" draw:z-index="54" draw:name="Grafik 1" draw:style-name="gr1" draw:text-style-name="P1" svg:width="0.5cm" svg:height="0.35cm" svg:x="0.013cm" svg:y="0.538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36cm" table:end-y="0.49cm" draw:z-index="147" draw:name="Grafik 11" draw:style-name="gr1" draw:text-style-name="P1" svg:width="0.35cm" svg:height="0.5cm" svg:x="0.01cm" svg:y="0.53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509cm" table:end-y="0.49cm" draw:z-index="125" draw:name="Grafik 14" draw:style-name="gr1" draw:text-style-name="P1" svg:width="0.5cm" svg:height="0.5cm" svg:x="0.009cm" svg:y="0.538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548cm" table:end-y="0.53cm" draw:z-index="241" draw:name="Grafik 13" draw:style-name="gr1" draw:text-style-name="P1" svg:width="0.54cm" svg:height="0.54cm" svg:x="0.008cm" svg:y="0.53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505cm" table:end-y="0.49cm" draw:z-index="127" draw:name="Grafik 14" draw:style-name="gr1" draw:text-style-name="P1" svg:width="0.5cm" svg:height="0.5cm" svg:x="0.005cm" svg:y="0.538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504cm" table:end-y="0.29cm" draw:z-index="220" draw:name="Grafik 8" draw:style-name="gr1" draw:text-style-name="P1" svg:width="0.5cm" svg:height="0.3cm" svg:x="0.004cm" svg:y="0.53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353cm" table:end-y="0.49cm" draw:z-index="152" draw:name="Grafik 11" draw:style-name="gr1" draw:text-style-name="P1" svg:width="0.35cm" svg:height="0.5cm" svg:x="0.003cm" svg:y="0.53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542cm" table:end-y="0.53cm" draw:z-index="245" draw:name="Grafik 13" draw:style-name="gr1" draw:text-style-name="P1" svg:width="0.54cm" svg:height="0.54cm" svg:x="0.002cm" svg:y="0.53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498cm" table:end-y="0.49cm" draw:z-index="132" draw:name="Grafik 14" draw:style-name="gr1" draw:text-style-name="P1" svg:width="0.5cm" svg:height="0.5cm" svg:x="0.546cm" svg:y="0.538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K17" table:end-x="0.349cm" table:end-y="0.49cm" draw:z-index="154" draw:name="Grafik 11" draw:style-name="gr1" draw:text-style-name="P1" svg:width="0.35cm" svg:height="0.5cm" svg:x="-0.001cm" svg:y="0.53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497cm" table:end-y="0.49cm" draw:z-index="110" draw:name="Grafik 1" draw:style-name="gr1" draw:text-style-name="P1" svg:width="0.5cm" svg:height="0.5cm" svg:x="0.545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96cm" table:end-y="0.49cm" draw:z-index="180" draw:name="Grafik 3" draw:style-name="gr1" draw:text-style-name="P1" svg:width="0.5cm" svg:height="0.5cm" svg:x="0.544cm" svg:y="0.538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493cm" table:end-y="0.49cm" draw:z-index="112" draw:name="Grafik 1" draw:style-name="gr1" draw:text-style-name="P1" svg:width="0.5cm" svg:height="0.5cm" svg:x="0.542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492cm" table:end-y="0.49cm" draw:z-index="113" draw:name="Grafik 1" draw:style-name="gr1" draw:text-style-name="P1" svg:width="0.5cm" svg:height="0.5cm" svg:x="0.54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341cm" table:end-y="0.49cm" draw:z-index="91" draw:name="Grafik 12" draw:style-name="gr1" draw:text-style-name="P1" svg:width="0.35cm" svg:height="0.5cm" svg:x="0.539cm" svg:y="0.538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489cm" table:end-y="0.49cm" draw:z-index="115" draw:name="Grafik 1" draw:style-name="gr1" draw:text-style-name="P1" svg:width="0.5cm" svg:height="0.5cm" svg:x="0.538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337cm" table:end-y="0.49cm" draw:z-index="93" draw:name="Grafik 12" draw:style-name="gr1" draw:text-style-name="P1" svg:width="0.35cm" svg:height="0.5cm" svg:x="0.535cm" svg:y="0.538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336cm" table:end-y="0.49cm" draw:z-index="94" draw:name="Grafik 12" draw:style-name="gr1" draw:text-style-name="P1" svg:width="0.35cm" svg:height="0.5cm" svg:x="0.534cm" svg:y="0.538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344cm" table:end-y="0.492cm" draw:z-index="13" draw:name="Grafik 12" draw:style-name="gr1" draw:text-style-name="P1" svg:width="0.35cm" svg:height="0.5cm" svg:x="0.542cm" svg:y="0.54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483cm" table:end-y="0.49cm" draw:z-index="118" draw:name="Grafik 1" draw:style-name="gr1" draw:text-style-name="P1" svg:width="0.5cm" svg:height="0.5cm" svg:x="0.532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481cm" table:end-y="0.49cm" draw:z-index="119" draw:name="Grafik 1" draw:style-name="gr1" draw:text-style-name="P1" svg:width="0.5cm" svg:height="0.5cm" svg:x="0.529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8cm" table:end-y="0.49cm" draw:z-index="120" draw:name="Grafik 1" draw:style-name="gr1" draw:text-style-name="P1" svg:width="0.5cm" svg:height="0.5cm" svg:x="0.528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78cm" table:end-y="0.49cm" draw:z-index="121" draw:name="Grafik 1" draw:style-name="gr1" draw:text-style-name="P1" svg:width="0.5cm" svg:height="0.5cm" svg:x="0.527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77cm" table:end-y="0.49cm" draw:z-index="122" draw:name="Grafik 1" draw:style-name="gr1" draw:text-style-name="P1" svg:width="0.5cm" svg:height="0.5cm" svg:x="0.525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475cm" table:end-y="0.49cm" draw:z-index="51" draw:name="Grafik 1" draw:style-name="gr1" draw:text-style-name="P1" svg:width="0.5cm" svg:height="0.5cm" svg:x="0.523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number-columns-repeated="14"/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AO16:.AU16])" office:value-type="float" office:value="3">
            <text:p>3</text:p>
          </table:table-cell>
          <table:table-cell table:style-name="ce2" table:formula="of:=([.AO16]*7+[.AP16]*6+[.AQ16]*5+[.AR16]*4+[.AS16]*3+[.AT16]*2+[.AU16])/10" office:value-type="float" office:value="0.3">
            <text:p>0,3</text:p>
          </table:table-cell>
          <table:table-cell table:number-columns-repeated="7"/>
        </table:table-row>
        <table:table-row table:style-name="ro2">
          <table:table-cell office:value-type="float" office:value="16">
            <text:p>16</text:p>
          </table:table-cell>
          <table:table-cell>
            <draw:frame table:end-cell-address="Sheet1.B18" table:end-x="0.372cm" table:end-y="0.49cm" draw:z-index="19" draw:name="Grafik 11" draw:style-name="gr1" draw:text-style-name="P1" svg:width="0.35cm" svg:height="0.5cm" svg:x="0.022cm" svg:y="0.53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004cm" table:end-y="0.527cm" draw:z-index="238" draw:name="Grafik 13" draw:style-name="gr1" draw:text-style-name="P1" svg:width="0.54cm" svg:height="0.54cm" svg:x="0.013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51cm" table:end-y="0.487cm" draw:z-index="170" draw:name="Grafik 3" draw:style-name="gr1" draw:text-style-name="P1" svg:width="0.5cm" svg:height="0.5cm" svg:x="0.01cm" svg:y="0.53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509cm" table:end-y="0.337cm" draw:z-index="56" draw:name="Grafik 1" draw:style-name="gr1" draw:text-style-name="P1" svg:width="0.5cm" svg:height="0.35cm" svg:x="0.009cm" svg:y="0.536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508cm" table:end-y="0.487cm" draw:z-index="126" draw:name="Grafik 14" draw:style-name="gr1" draw:text-style-name="P1" svg:width="0.5cm" svg:height="0.5cm" svg:x="0.008cm" svg:y="0.53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545cm" table:end-y="0.527cm" draw:z-index="242" draw:name="Grafik 13" draw:style-name="gr1" draw:text-style-name="P1" svg:width="0.54cm" svg:height="0.54cm" svg:x="0.005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544cm" table:end-y="0.527cm" draw:z-index="243" draw:name="Grafik 13" draw:style-name="gr1" draw:text-style-name="P1" svg:width="0.54cm" svg:height="0.54cm" svg:x="0.004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503cm" table:end-y="0.487cm" draw:z-index="129" draw:name="Grafik 14" draw:style-name="gr1" draw:text-style-name="P1" svg:width="0.5cm" svg:height="0.5cm" svg:x="0.003cm" svg:y="0.53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352cm" table:end-y="0.487cm" draw:z-index="153" draw:name="Grafik 11" draw:style-name="gr1" draw:text-style-name="P1" svg:width="0.35cm" svg:height="0.5cm" svg:x="0.002cm" svg:y="0.536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539cm" table:end-y="0.527cm" draw:z-index="246" draw:name="Grafik 13" draw:style-name="gr1" draw:text-style-name="P1" svg:width="0.54cm" svg:height="0.54cm" svg:x="-0.001cm" svg:y="0.536cm">
              <draw:image xlink:href="Pictures/10000201000000AA000000BEC4AD08A1.png" xlink:type="simple" xlink:show="embed" xlink:actuate="onLoad">
                <text:p/>
              </draw:image>
            </draw:frame>
            <draw:frame table:end-cell-address="Sheet1.L18" table:end-x="0.538cm" table:end-y="0.527cm" draw:z-index="247" draw:name="Grafik 13" draw:style-name="gr1" draw:text-style-name="P1" svg:width="0.54cm" svg:height="0.54cm" svg:x="0.546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537cm" table:end-y="0.527cm" draw:z-index="248" draw:name="Grafik 13" draw:style-name="gr1" draw:text-style-name="P1" svg:width="0.54cm" svg:height="0.54cm" svg:x="0.545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536cm" table:end-y="0.527cm" draw:z-index="249" draw:name="Grafik 13" draw:style-name="gr1" draw:text-style-name="P1" svg:width="0.54cm" svg:height="0.54cm" svg:x="0.544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493cm" table:end-y="0.337cm" draw:z-index="66" draw:name="Grafik 1" draw:style-name="gr1" draw:text-style-name="P1" svg:width="0.5cm" svg:height="0.35cm" svg:x="0.542cm" svg:y="0.536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532cm" table:end-y="0.527cm" draw:z-index="251" draw:name="Grafik 13" draw:style-name="gr1" draw:text-style-name="P1" svg:width="0.54cm" svg:height="0.54cm" svg:x="0.54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491cm" table:end-y="0.487cm" draw:z-index="114" draw:name="Grafik 1" draw:style-name="gr1" draw:text-style-name="P1" svg:width="0.5cm" svg:height="0.5cm" svg:x="0.539cm" svg:y="0.536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339cm" table:end-y="0.487cm" draw:z-index="92" draw:name="Grafik 12" draw:style-name="gr1" draw:text-style-name="P1" svg:width="0.35cm" svg:height="0.5cm" svg:x="0.538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87cm" table:end-y="0.487cm" draw:z-index="116" draw:name="Grafik 1" draw:style-name="gr1" draw:text-style-name="P1" svg:width="0.5cm" svg:height="0.5cm" svg:x="0.535cm" svg:y="0.536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86cm" table:end-y="0.337cm" draw:z-index="68" draw:name="Grafik 1" draw:style-name="gr1" draw:text-style-name="P1" svg:width="0.5cm" svg:height="0.35cm" svg:x="0.534cm" svg:y="0.536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94cm" table:end-y="0.49cm" draw:z-index="14" draw:name="Grafik 1" draw:style-name="gr1" draw:text-style-name="P1" svg:width="0.5cm" svg:height="0.5cm" svg:x="0.542cm" svg:y="0.53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333cm" table:end-y="0.487cm" draw:z-index="95" draw:name="Grafik 12" draw:style-name="gr1" draw:text-style-name="P1" svg:width="0.35cm" svg:height="0.5cm" svg:x="0.532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331cm" table:end-y="0.487cm" draw:z-index="96" draw:name="Grafik 12" draw:style-name="gr1" draw:text-style-name="P1" svg:width="0.35cm" svg:height="0.5cm" svg:x="0.529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33cm" table:end-y="0.487cm" draw:z-index="97" draw:name="Grafik 12" draw:style-name="gr1" draw:text-style-name="P1" svg:width="0.35cm" svg:height="0.5cm" svg:x="0.528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328cm" table:end-y="0.487cm" draw:z-index="98" draw:name="Grafik 12" draw:style-name="gr1" draw:text-style-name="P1" svg:width="0.35cm" svg:height="0.5cm" svg:x="0.527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327cm" table:end-y="0.487cm" draw:z-index="99" draw:name="Grafik 12" draw:style-name="gr1" draw:text-style-name="P1" svg:width="0.35cm" svg:height="0.5cm" svg:x="0.525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325cm" table:end-y="0.487cm" draw:z-index="52" draw:name="Grafik 12" draw:style-name="gr1" draw:text-style-name="P1" svg:width="0.35cm" svg:height="0.5cm" svg:x="0.523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number-columns-repeated="30"/>
        </table:table-row>
        <table:table-row table:style-name="ro2">
          <table:table-cell office:value-type="float" office:value="17">
            <text:p>17</text:p>
          </table:table-cell>
          <table:table-cell>
            <draw:frame table:end-cell-address="Sheet1.B19" table:end-x="0.522cm" table:end-y="0.289cm" draw:z-index="18" draw:name="Grafik 8" draw:style-name="gr1" draw:text-style-name="P1" svg:width="0.5cm" svg:height="0.3cm" svg:x="0.022cm" svg:y="0.537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513cm" table:end-y="0.485cm" draw:z-index="123" draw:name="Grafik 14" draw:style-name="gr1" draw:text-style-name="P1" svg:width="0.5cm" svg:height="0.5cm" svg:x="0.013cm" svg:y="0.53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51cm" table:end-y="0.485cm" draw:z-index="124" draw:name="Grafik 14" draw:style-name="gr1" draw:text-style-name="P1" svg:width="0.5cm" svg:height="0.5cm" svg:x="0.01cm" svg:y="0.53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509cm" table:end-y="0.485cm" draw:z-index="171" draw:name="Grafik 3" draw:style-name="gr1" draw:text-style-name="P1" svg:width="0.5cm" svg:height="0.5cm" svg:x="0.009cm" svg:y="0.53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508cm" table:end-y="0.335cm" draw:z-index="57" draw:name="Grafik 1" draw:style-name="gr1" draw:text-style-name="P1" svg:width="0.5cm" svg:height="0.35cm" svg:x="0.008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505cm" table:end-y="0.335cm" draw:z-index="58" draw:name="Grafik 1" draw:style-name="gr1" draw:text-style-name="P1" svg:width="0.5cm" svg:height="0.35cm" svg:x="0.00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504cm" table:end-y="0.335cm" draw:z-index="59" draw:name="Grafik 1" draw:style-name="gr1" draw:text-style-name="P1" svg:width="0.5cm" svg:height="0.35cm" svg:x="0.004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503cm" table:end-y="0.335cm" draw:z-index="60" draw:name="Grafik 1" draw:style-name="gr1" draw:text-style-name="P1" svg:width="0.5cm" svg:height="0.35cm" svg:x="0.003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502cm" table:end-y="0.335cm" draw:z-index="61" draw:name="Grafik 1" draw:style-name="gr1" draw:text-style-name="P1" svg:width="0.5cm" svg:height="0.35cm" svg:x="0.002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499cm" table:end-y="0.335cm" draw:z-index="62" draw:name="Grafik 1" draw:style-name="gr1" draw:text-style-name="P1" svg:width="0.5cm" svg:height="0.35cm" svg:x="-0.001cm" svg:y="0.533cm">
              <draw:image xlink:href="Pictures/10000201000004B0000003214ED83C62.png" xlink:type="simple" xlink:show="embed" xlink:actuate="onLoad">
                <text:p/>
              </draw:image>
            </draw:frame>
            <draw:frame table:end-cell-address="Sheet1.L19" table:end-x="0.498cm" table:end-y="0.335cm" draw:z-index="63" draw:name="Grafik 1" draw:style-name="gr1" draw:text-style-name="P1" svg:width="0.5cm" svg:height="0.35cm" svg:x="0.546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497cm" table:end-y="0.335cm" draw:z-index="64" draw:name="Grafik 1" draw:style-name="gr1" draw:text-style-name="P1" svg:width="0.5cm" svg:height="0.35cm" svg:x="0.54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496cm" table:end-y="0.335cm" draw:z-index="65" draw:name="Grafik 1" draw:style-name="gr1" draw:text-style-name="P1" svg:width="0.5cm" svg:height="0.35cm" svg:x="0.544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533cm" table:end-y="0.525cm" draw:z-index="250" draw:name="Grafik 13" draw:style-name="gr1" draw:text-style-name="P1" svg:width="0.54cm" svg:height="0.54cm" svg:x="0.542cm" svg:y="0.53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492cm" table:end-y="0.335cm" draw:z-index="67" draw:name="Grafik 1" draw:style-name="gr1" draw:text-style-name="P1" svg:width="0.5cm" svg:height="0.35cm" svg:x="0.54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491cm" table:end-y="0.335cm" draw:z-index="69" draw:name="Grafik 1" draw:style-name="gr1" draw:text-style-name="P1" svg:width="0.5cm" svg:height="0.35cm" svg:x="0.539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489cm" table:end-y="0.335cm" draw:z-index="70" draw:name="Grafik 1" draw:style-name="gr1" draw:text-style-name="P1" svg:width="0.5cm" svg:height="0.35cm" svg:x="0.538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87cm" table:end-y="0.335cm" draw:z-index="71" draw:name="Grafik 1" draw:style-name="gr1" draw:text-style-name="P1" svg:width="0.5cm" svg:height="0.35cm" svg:x="0.53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486cm" table:end-y="0.485cm" draw:z-index="117" draw:name="Grafik 1" draw:style-name="gr1" draw:text-style-name="P1" svg:width="0.5cm" svg:height="0.5cm" svg:x="0.534cm" svg:y="0.53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494cm" table:end-y="0.339cm" draw:z-index="16" draw:name="Grafik 1" draw:style-name="gr1" draw:text-style-name="P1" svg:width="0.5cm" svg:height="0.35cm" svg:x="0.542cm" svg:y="0.53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483cm" table:end-y="0.335cm" draw:z-index="72" draw:name="Grafik 1" draw:style-name="gr1" draw:text-style-name="P1" svg:width="0.5cm" svg:height="0.35cm" svg:x="0.532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481cm" table:end-y="0.335cm" draw:z-index="73" draw:name="Grafik 1" draw:style-name="gr1" draw:text-style-name="P1" svg:width="0.5cm" svg:height="0.35cm" svg:x="0.529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48cm" table:end-y="0.335cm" draw:z-index="74" draw:name="Grafik 1" draw:style-name="gr1" draw:text-style-name="P1" svg:width="0.5cm" svg:height="0.35cm" svg:x="0.528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478cm" table:end-y="0.335cm" draw:z-index="75" draw:name="Grafik 1" draw:style-name="gr1" draw:text-style-name="P1" svg:width="0.5cm" svg:height="0.35cm" svg:x="0.527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477cm" table:end-y="0.335cm" draw:z-index="76" draw:name="Grafik 1" draw:style-name="gr1" draw:text-style-name="P1" svg:width="0.5cm" svg:height="0.35cm" svg:x="0.52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475cm" table:end-y="0.335cm" draw:z-index="53" draw:name="Grafik 1" draw:style-name="gr1" draw:text-style-name="P1" svg:width="0.5cm" svg:height="0.35cm" svg:x="0.523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 table:number-columns-repeated="30"/>
        </table:table-row>
        <table:table-row table:style-name="ro2">
          <table:table-cell office:value-type="float" office:value="18">
            <text:p>18</text:p>
          </table:table-cell>
          <table:table-cell table:number-columns-repeated="19"/>
          <table:table-cell table:style-name="ce1"/>
          <table:table-cell table:number-columns-repeated="35"/>
        </table:table-row>
        <table:table-row table:style-name="ro2" table:number-rows-repeated="18">
          <table:table-cell table:number-columns-repeated="56"/>
        </table:table-row>
        <table:table-row table:style-name="ro2">
          <table:table-cell table:number-columns-repeated="5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O6:Sheet1.AW16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1">01.04.2020</text:date>, <text:time>20:3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5M54S</meta:editing-duration>
    <meta:editing-cycles>44</meta:editing-cycles>
    <meta:generator>OpenOffice/4.1.5$Win32 OpenOffice.org_project/415m1$Build-9789</meta:generator>
    <dc:date>2020-04-01T20:37:28</dc:date>
    <meta:document-statistic meta:table-count="3" meta:cell-count="207" meta:object-count="487"/>
    <meta:user-defined meta:name="Info 1"/>
    <meta:user-defined meta:name="Info 2"/>
    <meta:user-defined meta:name="Info 3"/>
    <meta:user-defined meta:name="Info 4"/>
  </office:meta>
</office:document-meta>
</file>